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>
      <style:text-properties fo:font-weight="bold" style:font-weight-asian="bold" style:font-weight-complex="bold" style:text-underline-style="solid" style:text-underline-color="font-color"/>
    </style:style>
    <style:style style:name="T1_3" style:family="text">
      <style:text-properties fo:font-weight="bold" style:font-weight-asian="bold" style:font-weight-complex="bold" style:text-underline-style="solid" style:text-underline-color="font-color"/>
    </style:style>
    <style:style style:name="T1_4" style:family="text">
      <style:text-properties fo:font-weight="bold" style:font-weight-asian="bold" style:font-weight-complex="bold" style:text-underline-style="solid" style:text-underline-color="font-color"/>
    </style:style>
    <style:style style:name="T1_5" style:family="text">
      <style:text-properties fo:font-weight="bold" style:font-weight-asian="bold" style:font-weight-complex="bold" style:text-underline-style="solid" style:text-underline-color="font-color"/>
    </style:style>
    <style:style style:name="T1_6" style:family="text">
      <style:text-properties fo:font-weight="bold" style:font-weight-asian="bold" style:font-weight-complex="bold" style:text-underline-style="solid" style:text-underline-color="font-color"/>
    </style:style>
    <style:style style:name="T1_7" style:family="text">
      <style:text-properties fo:font-weight="bold" style:font-weight-asian="bold" style:font-weight-complex="bold" style:text-underline-style="solid" style:text-underline-color="font-color"/>
    </style:style>
    <style:style style:name="T1_8" style:family="text">
      <style:text-properties fo:font-weight="bold" style:font-weight-asian="bold" style:font-weight-complex="bold" style:text-underline-style="solid" style:text-underline-color="font-color"/>
    </style:style>
    <style:style style:name="T1_9" style:family="text">
      <style:text-properties fo:font-weight="bold" style:font-weight-asian="bold" style:font-weight-complex="bold" style:text-underline-style="solid" style:text-underline-color="font-color"/>
    </style:style>
    <style:style style:name="T1_10" style:family="text">
      <style:text-properties fo:font-weight="bold" style:font-weight-asian="bold" style:font-weight-complex="bold" style:text-underline-style="solid" style:text-underline-color="font-color"/>
    </style:style>
    <style:style style:name="T1_11" style:family="text">
      <style:text-properties fo:font-weight="bold" style:font-weight-asian="bold" style:font-weight-complex="bold" style:text-underline-style="solid" style:text-underline-color="font-color"/>
    </style:style>
    <style:style style:name="T1_12" style:family="text">
      <style:text-properties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weight="bold" style:font-weight-asian="bold" style:font-weight-complex="bold" style:text-underline-style="solid" style:text-underline-color="font-color"/>
    </style:style>
    <style:style style:name="T4_2" style:family="text">
      <style:text-properties fo:font-weight="bold" style:font-weight-asian="bold" style:font-weight-complex="bold" style:text-underline-style="solid" style:text-underline-color="font-color"/>
    </style:style>
    <style:style style:name="T4_3" style:family="text">
      <style:text-properties fo:font-weight="bold" style:font-weight-asian="bold" style:font-weight-complex="bold" style:text-underline-style="solid" style:text-underline-color="font-color"/>
    </style:style>
    <style:style style:name="T4_4" style:family="text">
      <style:text-properties fo:font-weight="bold" style:font-weight-asian="bold" style:font-weight-complex="bold" style:text-underline-style="solid" style:text-underline-color="font-color"/>
    </style:style>
    <style:style style:name="T4_5" style:family="text">
      <style:text-properties fo:font-weight="bold" style:font-weight-asian="bold" style:font-weight-complex="bold" style:text-underline-style="solid" style:text-underline-color="font-color"/>
    </style:style>
    <style:style style:name="T4_6" style:family="text">
      <style:text-properties fo:font-weight="bold" style:font-weight-asian="bold" style:font-weight-complex="bold" style:text-underline-style="solid" style:text-underline-color="font-color"/>
    </style:style>
    <style:style style:name="T4_7" style:family="text">
      <style:text-properties fo:font-weight="bold" style:font-weight-asian="bold" style:font-weight-complex="bold" style:text-underline-style="solid" style:text-underline-color="font-color"/>
    </style:style>
    <style:style style:name="T4_8" style:family="text">
      <style:text-properties fo:font-weight="bold" style:font-weight-asian="bold" style:font-weight-complex="bold" style:text-underline-style="solid" style:text-underline-color="font-color"/>
    </style:style>
    <style:style style:name="T4_9" style:family="text">
      <style:text-properties fo:font-weight="bold" style:font-weight-asian="bold" style:font-weight-complex="bold" style:text-underline-style="solid" style:text-underline-color="font-color"/>
    </style:style>
    <style:style style:name="T4_10" style:family="text">
      <style:text-properties fo:font-weight="bold" style:font-weight-asian="bold" style:font-weight-complex="bold" style:text-underline-style="solid" style:text-underline-color="font-color"/>
    </style:style>
    <style:style style:name="T4_11" style:family="text">
      <style:text-properties fo:font-weight="bold" style:font-weight-asian="bold" style:font-weight-complex="bold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5.924cm" fo:margin-left="0cm"/>
    </style:style>
    <style:style style:name="Column1" style:family="table-column">
      <style:table-column-properties style:column-width="7.962cm"/>
    </style:style>
    <style:style style:name="Column2" style:family="table-column">
      <style:table-column-properties style:column-width="7.96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weight="bold" style:font-weight-asian="bold" style:font-weight-complex="bold" style:text-underline-style="solid" style:text-underline-color="font-color"/>
    </style:style>
    <style:style style:name="T21_2" style:family="text">
      <style:text-properties fo:font-weight="bold" style:font-weight-asian="bold" style:font-weight-complex="bold" style:text-underline-style="solid" style:text-underline-color="font-color"/>
    </style:style>
    <style:style style:name="T21_3" style:family="text">
      <style:text-properties fo:font-weight="bold" style:font-weight-asian="bold" style:font-weight-complex="bold" style:text-underline-style="solid" style:text-underline-color="font-color"/>
    </style:style>
    <style:style style:name="T21_4" style:family="text">
      <style:text-properties fo:font-weight="bold" style:font-weight-asian="bold" style:font-weight-complex="bold" style:text-underline-style="solid" style:text-underline-color="font-color"/>
    </style:style>
    <style:style style:name="T21_5" style:family="text">
      <style:text-properties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2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2" style:family="table">
      <style:table-properties table:align="left" style:width="15.924cm" fo:margin-left="0cm"/>
    </style:style>
    <style:style style:name="Column3" style:family="table-column">
      <style:table-column-properties style:column-width="7.962cm"/>
    </style:style>
    <style:style style:name="Column4" style:family="table-column">
      <style:table-column-properties style:column-width="7.962cm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weight="bold" style:font-weight-asian="bold" style:font-weight-complex="bold" style:text-underline-style="solid" style:text-underline-color="font-color"/>
    </style:style>
    <style:style style:name="T32_2" style:family="text">
      <style:text-properties fo:font-weight="bold" style:font-weight-asian="bold" style:font-weight-complex="bold" style:text-underline-style="solid" style:text-underline-color="font-color"/>
    </style:style>
    <style:style style:name="T32_3" style:family="text">
      <style:text-properties fo:font-weight="bold" style:font-weight-asian="bold" style:font-weight-complex="bold" style:text-underline-style="solid" style:text-underline-color="font-color"/>
    </style:style>
    <style:style style:name="T32_4" style:family="text">
      <style:text-properties fo:font-weight="bold" style:font-weight-asian="bold" style:font-weight-complex="bold" style:text-underline-style="solid" style:text-underline-color="font-color"/>
    </style:style>
    <style:style style:name="T32_5" style:family="text">
      <style:text-properties fo:font-weight="bold" style:font-weight-asian="bold" style:font-weight-complex="bold" style:text-underline-style="solid" style:text-underline-color="font-color"/>
    </style:style>
    <style:style style:name="P3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3" style:family="table">
      <style:table-properties table:align="left" style:width="15.924cm" fo:margin-left="0cm"/>
    </style:style>
    <style:style style:name="Column5" style:family="table-column">
      <style:table-column-properties style:column-width="7.962cm"/>
    </style:style>
    <style:style style:name="Column6" style:family="table-column">
      <style:table-column-properties style:column-width="7.962cm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weight="bold" style:font-weight-asian="bold" style:font-weight-complex="bold" style:text-underline-style="solid" style:text-underline-color="font-color"/>
    </style:style>
    <style:style style:name="T41_2" style:family="text">
      <style:text-properties fo:font-weight="bold" style:font-weight-asian="bold" style:font-weight-complex="bold" style:text-underline-style="solid" style:text-underline-color="font-color"/>
    </style:style>
    <style:style style:name="T41_3" style:family="text">
      <style:text-properties fo:font-weight="bold" style:font-weight-asian="bold" style:font-weight-complex="bold" style:text-underline-style="solid" style:text-underline-color="font-color"/>
    </style:style>
    <style:style style:name="T41_4" style:family="text">
      <style:text-properties fo:font-weight="bold" style:font-weight-asian="bold" style:font-weight-complex="bold" style:text-underline-style="solid" style:text-underline-color="font-color"/>
    </style:style>
    <style:style style:name="T41_5" style:family="text">
      <style:text-properties fo:font-weight="bold" style:font-weight-asian="bold" style:font-weight-complex="bold" style:text-underline-style="solid" style:text-underline-color="font-color"/>
    </style:style>
    <style:style style:name="P4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4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4" style:family="table">
      <style:table-properties table:align="left" style:width="15.924cm" fo:margin-left="0cm"/>
    </style:style>
    <style:style style:name="Column7" style:family="table-column">
      <style:table-column-properties style:column-width="7.962cm"/>
    </style:style>
    <style:style style:name="Column8" style:family="table-column">
      <style:table-column-properties style:column-width="7.962cm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weight="bold" style:font-weight-asian="bold" style:font-weight-complex="bold" style:text-underline-style="solid" style:text-underline-color="font-color"/>
    </style:style>
    <style:style style:name="T52_2" style:family="text">
      <style:text-properties fo:font-weight="bold" style:font-weight-asian="bold" style:font-weight-complex="bold" style:text-underline-style="solid" style:text-underline-color="font-color"/>
    </style:style>
    <style:style style:name="T52_3" style:family="text">
      <style:text-properties fo:font-weight="bold" style:font-weight-asian="bold" style:font-weight-complex="bold" style:text-underline-style="solid" style:text-underline-color="font-color"/>
    </style:style>
    <style:style style:name="T52_4" style:family="text">
      <style:text-properties fo:font-weight="bold" style:font-weight-asian="bold" style:font-weight-complex="bold" style:text-underline-style="solid" style:text-underline-color="font-color"/>
    </style:style>
    <style:style style:name="T52_5" style:family="text">
      <style:text-properties fo:font-weight="bold" style:font-weight-asian="bold" style:font-weight-complex="bold" style:text-underline-style="solid" style:text-underline-color="font-color"/>
    </style:style>
    <style:style style:name="T52_6" style:family="text">
      <style:text-properties fo:font-weight="bold" style:font-weight-asian="bold" style:font-weight-complex="bold" style:text-underline-style="solid" style:text-underline-color="font-color"/>
    </style:style>
    <style:style style:name="T52_7" style:family="text">
      <style:text-properties fo:font-weight="bold" style:font-weight-asian="bold" style:font-weight-complex="bold" style:text-underline-style="solid" style:text-underline-color="font-color"/>
    </style:style>
    <style:style style:name="T52_8" style:family="text">
      <style:text-properties fo:font-weight="bold" style:font-weight-asian="bold" style:font-weight-complex="bold" style:text-underline-style="solid" style:text-underline-color="font-color"/>
    </style:style>
    <style:style style:name="T52_9" style:family="text">
      <style:text-properties fo:font-weight="bold" style:font-weight-asian="bold" style:font-weight-complex="bold" style:text-underline-style="solid" style:text-underline-color="font-color"/>
    </style:style>
    <style:style style:name="P5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5" style:family="table">
      <style:table-properties table:align="left" style:width="15.924cm" fo:margin-left="0cm"/>
    </style:style>
    <style:style style:name="Column9" style:family="table-column">
      <style:table-column-properties style:column-width="7.962cm"/>
    </style:style>
    <style:style style:name="Column10" style:family="table-column">
      <style:table-column-properties style:column-width="7.962cm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weight="bold" style:font-weight-asian="bold" style:font-weight-complex="bold" style:text-underline-style="solid" style:text-underline-color="font-color"/>
    </style:style>
    <style:style style:name="T61_2" style:family="text">
      <style:text-properties fo:font-weight="bold" style:font-weight-asian="bold" style:font-weight-complex="bold" style:text-underline-style="solid" style:text-underline-color="font-color"/>
    </style:style>
    <style:style style:name="T61_3" style:family="text">
      <style:text-properties fo:font-weight="bold" style:font-weight-asian="bold" style:font-weight-complex="bold" style:text-underline-style="solid" style:text-underline-color="font-color"/>
    </style:style>
    <style:style style:name="T61_4" style:family="text">
      <style:text-properties fo:font-weight="bold" style:font-weight-asian="bold" style:font-weight-complex="bold" style:text-underline-style="solid" style:text-underline-color="font-color"/>
    </style:style>
    <style:style style:name="T61_5" style:family="text">
      <style:text-properties fo:font-weight="bold" style:font-weight-asian="bold" style:font-weight-complex="bold" style:text-underline-style="solid" style:text-underline-color="font-color"/>
    </style:style>
    <style:style style:name="T61_6" style:family="text">
      <style:text-properties fo:font-weight="bold" style:font-weight-asian="bold" style:font-weight-complex="bold" style:text-underline-style="solid" style:text-underline-color="font-color"/>
    </style:style>
    <style:style style:name="T61_7" style:family="text">
      <style:text-properties fo:font-weight="bold" style:font-weight-asian="bold" style:font-weight-complex="bold" style:text-underline-style="solid" style:text-underline-color="font-color"/>
    </style:style>
    <style:style style:name="P6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6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6" style:family="table">
      <style:table-properties table:align="left" style:width="15.924cm" fo:margin-left="0cm"/>
    </style:style>
    <style:style style:name="Column11" style:family="table-column">
      <style:table-column-properties style:column-width="7.962cm"/>
    </style:style>
    <style:style style:name="Column12" style:family="table-column">
      <style:table-column-properties style:column-width="7.962cm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weight="bold" style:font-weight-asian="bold" style:font-weight-complex="bold" style:text-underline-style="solid" style:text-underline-color="font-color"/>
    </style:style>
    <style:style style:name="T72_2" style:family="text">
      <style:text-properties fo:font-weight="bold" style:font-weight-asian="bold" style:font-weight-complex="bold" style:text-underline-style="solid" style:text-underline-color="font-color"/>
    </style:style>
    <style:style style:name="T72_3" style:family="text">
      <style:text-properties fo:font-weight="bold" style:font-weight-asian="bold" style:font-weight-complex="bold" style:text-underline-style="solid" style:text-underline-color="font-color"/>
    </style:style>
    <style:style style:name="T72_4" style:family="text">
      <style:text-properties fo:font-weight="bold" style:font-weight-asian="bold" style:font-weight-complex="bold" style:text-underline-style="solid" style:text-underline-color="font-color"/>
    </style:style>
    <style:style style:name="T72_5" style:family="text">
      <style:text-properties fo:font-weight="bold" style:font-weight-asian="bold" style:font-weight-complex="bold" style:text-underline-style="solid" style:text-underline-color="font-color"/>
    </style:style>
    <style:style style:name="P7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7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7" style:family="table">
      <style:table-properties table:align="left" style:width="15.924cm" fo:margin-left="0cm"/>
    </style:style>
    <style:style style:name="Column13" style:family="table-column">
      <style:table-column-properties style:column-width="7.962cm"/>
    </style:style>
    <style:style style:name="Column14" style:family="table-column">
      <style:table-column-properties style:column-width="7.962cm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font-weight="bold" style:font-weight-asian="bold" style:font-weight-complex="bold" style:text-underline-style="solid" style:text-underline-color="font-color"/>
    </style:style>
    <style:style style:name="P8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8" style:family="table">
      <style:table-properties table:align="left" style:width="15.924cm" fo:margin-left="0cm"/>
    </style:style>
    <style:style style:name="Column15" style:family="table-column">
      <style:table-column-properties style:column-width="7.962cm"/>
    </style:style>
    <style:style style:name="Column16" style:family="table-column">
      <style:table-column-properties style:column-width="7.962cm"/>
    </style:style>
    <style:style style:name="Row1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17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font-weight="bold" style:font-weight-asian="bold" style:font-weight-complex="bold" style:text-underline-style="solid" style:text-underline-color="font-color"/>
    </style:style>
    <style:style style:name="T94_2" style:family="text">
      <style:text-properties fo:font-weight="bold" style:font-weight-asian="bold" style:font-weight-complex="bold" style:text-underline-style="solid" style:text-underline-color="font-color"/>
    </style:style>
    <style:style style:name="T94_3" style:family="text">
      <style:text-properties fo:font-weight="bold" style:font-weight-asian="bold" style:font-weight-complex="bold" style:text-underline-style="solid" style:text-underline-color="font-color"/>
    </style:style>
    <style:style style:name="P9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9" style:family="table">
      <style:table-properties table:align="left" style:width="15.924cm" fo:margin-left="0cm"/>
    </style:style>
    <style:style style:name="Column17" style:family="table-column">
      <style:table-column-properties style:column-width="7.962cm"/>
    </style:style>
    <style:style style:name="Column18" style:family="table-column">
      <style:table-column-properties style:column-width="7.962cm"/>
    </style:style>
    <style:style style:name="Row18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19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font-weight="bold" style:font-weight-asian="bold" style:font-weight-complex="bold" style:text-underline-style="solid" style:text-underline-color="font-color"/>
    </style:style>
    <style:style style:name="T105_2" style:family="text">
      <style:text-properties fo:font-weight="bold" style:font-weight-asian="bold" style:font-weight-complex="bold" style:text-underline-style="solid" style:text-underline-color="font-color"/>
    </style:style>
    <style:style style:name="T105_3" style:family="text">
      <style:text-properties fo:font-weight="bold" style:font-weight-asian="bold" style:font-weight-complex="bold" style:text-underline-style="solid" style:text-underline-color="font-color"/>
    </style:style>
    <style:style style:name="T105_4" style:family="text">
      <style:text-properties fo:font-weight="bold" style:font-weight-asian="bold" style:font-weight-complex="bold" style:text-underline-style="solid" style:text-underline-color="font-color"/>
    </style:style>
    <style:style style:name="T105_5" style:family="text">
      <style:text-properties fo:font-weight="bold" style:font-weight-asian="bold" style:font-weight-complex="bold" style:text-underline-style="solid" style:text-underline-color="font-color"/>
    </style:style>
    <style:style style:name="P10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10" style:family="table">
      <style:table-properties table:align="left" style:width="15.924cm" fo:margin-left="0cm"/>
    </style:style>
    <style:style style:name="Column19" style:family="table-column">
      <style:table-column-properties style:column-width="7.962cm"/>
    </style:style>
    <style:style style:name="Column20" style:family="table-column">
      <style:table-column-properties style:column-width="7.962cm"/>
    </style:style>
    <style:style style:name="Row20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2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font-weight="bold" style:font-weight-asian="bold" style:font-weight-complex="bold" style:text-underline-style="solid" style:text-underline-color="font-color"/>
    </style:style>
    <style:style style:name="T115_2" style:family="text">
      <style:text-properties fo:font-weight="bold" style:font-weight-asian="bold" style:font-weight-complex="bold" style:text-underline-style="solid" style:text-underline-color="font-color"/>
    </style:style>
    <style:style style:name="T115_3" style:family="text">
      <style:text-properties fo:font-weight="bold" style:font-weight-asian="bold" style:font-weight-complex="bold" style:text-underline-style="solid" style:text-underline-color="font-color"/>
    </style:style>
    <style:style style:name="T115_4" style:family="text">
      <style:text-properties fo:font-weight="bold" style:font-weight-asian="bold" style:font-weight-complex="bold" style:text-underline-style="solid" style:text-underline-color="font-color"/>
    </style:style>
    <style:style style:name="T115_5" style:family="text">
      <style:text-properties fo:font-weight="bold" style:font-weight-asian="bold" style:font-weight-complex="bold" style:text-underline-style="solid" style:text-underline-color="font-color"/>
    </style:style>
    <style:style style:name="P116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Table11" style:family="table">
      <style:table-properties table:align="left" style:width="15.924cm" fo:margin-left="0cm"/>
    </style:style>
    <style:style style:name="Column21" style:family="table-column">
      <style:table-column-properties style:column-width="7.962cm"/>
    </style:style>
    <style:style style:name="Column22" style:family="table-column">
      <style:table-column-properties style:column-width="7.962cm"/>
    </style:style>
    <style:style style:name="Row22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23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fo:font-weight="bold" style:font-weight-asian="bold" style:font-weight-complex="bold" style:text-underline-style="solid" style:text-underline-color="font-color"/>
    </style:style>
    <style:style style:name="T126_2" style:family="text">
      <style:text-properties fo:font-weight="bold" style:font-weight-asian="bold" style:font-weight-complex="bold" style:text-underline-style="solid" style:text-underline-color="font-color"/>
    </style:style>
    <style:style style:name="T126_3" style:family="text">
      <style:text-properties fo:font-weight="bold" style:font-weight-asian="bold" style:font-weight-complex="bold" style:text-underline-style="solid" style:text-underline-color="font-color"/>
    </style:style>
    <style:style style:name="T126_4" style:family="text">
      <style:text-properties fo:font-weight="bold" style:font-weight-asian="bold" style:font-weight-complex="bold" style:text-underline-style="solid" style:text-underline-color="font-color"/>
    </style:style>
    <style:style style:name="T126_5" style:family="text">
      <style:text-properties fo:font-weight="bold" style:font-weight-asian="bold" style:font-weight-complex="bold" style:text-underline-style="solid" style:text-underline-color="font-color"/>
    </style:style>
    <style:style style:name="P12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12" style:family="table">
      <style:table-properties table:align="left" style:width="15.924cm" fo:margin-left="0cm"/>
    </style:style>
    <style:style style:name="Column23" style:family="table-column">
      <style:table-column-properties style:column-width="7.962cm"/>
    </style:style>
    <style:style style:name="Column24" style:family="table-column">
      <style:table-column-properties style:column-width="7.962cm"/>
    </style:style>
    <style:style style:name="Row24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25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font-weight="bold" style:font-weight-asian="bold" style:font-weight-complex="bold" style:text-underline-style="solid" style:text-underline-color="font-color"/>
    </style:style>
    <style:style style:name="T137_2" style:family="text">
      <style:text-properties fo:font-weight="bold" style:font-weight-asian="bold" style:font-weight-complex="bold" style:text-underline-style="solid" style:text-underline-color="font-color"/>
    </style:style>
    <style:style style:name="T137_3" style:family="text">
      <style:text-properties fo:font-weight="bold" style:font-weight-asian="bold" style:font-weight-complex="bold" style:text-underline-style="solid" style:text-underline-color="font-color"/>
    </style:style>
    <style:style style:name="T137_4" style:family="text">
      <style:text-properties fo:font-weight="bold" style:font-weight-asian="bold" style:font-weight-complex="bold" style:text-underline-style="solid" style:text-underline-color="font-color"/>
    </style:style>
    <style:style style:name="P13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13" style:family="table">
      <style:table-properties table:align="left" style:width="15.924cm" fo:margin-left="0cm"/>
    </style:style>
    <style:style style:name="Column25" style:family="table-column">
      <style:table-column-properties style:column-width="7.962cm"/>
    </style:style>
    <style:style style:name="Column26" style:family="table-column">
      <style:table-column-properties style:column-width="7.962cm"/>
    </style:style>
    <style:style style:name="Row26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27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>
      <style:text-properties fo:font-weight="bold" style:font-weight-asian="bold" style:font-weight-complex="bold" style:text-underline-style="solid" style:text-underline-color="font-color"/>
    </style:style>
    <style:style style:name="T148_2" style:family="text">
      <style:text-properties fo:font-weight="bold" style:font-weight-asian="bold" style:font-weight-complex="bold" style:text-underline-style="solid" style:text-underline-color="font-color"/>
    </style:style>
    <style:style style:name="T148_3" style:family="text">
      <style:text-properties fo:font-weight="bold" style:font-weight-asian="bold" style:font-weight-complex="bold" style:text-underline-style="solid" style:text-underline-color="font-color"/>
    </style:style>
    <style:style style:name="T148_4" style:family="text">
      <style:text-properties fo:font-weight="bold" style:font-weight-asian="bold" style:font-weight-complex="bold" style:text-underline-style="solid" style:text-underline-color="font-color"/>
    </style:style>
    <style:style style:name="T148_5" style:family="text">
      <style:text-properties fo:font-weight="bold" style:font-weight-asian="bold" style:font-weight-complex="bold" style:text-underline-style="solid" style:text-underline-color="font-color"/>
    </style:style>
    <style:style style:name="P149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Table14" style:family="table">
      <style:table-properties table:align="left" style:width="15.924cm" fo:margin-left="0cm"/>
    </style:style>
    <style:style style:name="Column27" style:family="table-column">
      <style:table-column-properties style:column-width="7.962cm"/>
    </style:style>
    <style:style style:name="Column28" style:family="table-column">
      <style:table-column-properties style:column-width="7.962cm"/>
    </style:style>
    <style:style style:name="Row28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29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break-before="auto" fo:line-height="115%" style:writing-mode="lr-tb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fo:font-weight="bold" style:font-weight-asian="bold" style:font-weight-complex="bold" style:text-underline-style="solid" style:text-underline-color="font-color"/>
    </style:style>
    <style:style style:name="T158_2" style:family="text">
      <style:text-properties fo:font-weight="bold" style:font-weight-asian="bold" style:font-weight-complex="bold" style:text-underline-style="solid" style:text-underline-color="font-color"/>
    </style:style>
    <style:style style:name="T158_3" style:family="text">
      <style:text-properties fo:font-weight="bold" style:font-weight-asian="bold" style:font-weight-complex="bold" style:text-underline-style="solid" style:text-underline-color="font-color"/>
    </style:style>
    <style:style style:name="P15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15" style:family="table">
      <style:table-properties table:align="left" style:width="15.924cm" fo:margin-left="0cm"/>
    </style:style>
    <style:style style:name="Column29" style:family="table-column">
      <style:table-column-properties style:column-width="7.962cm"/>
    </style:style>
    <style:style style:name="Column30" style:family="table-column">
      <style:table-column-properties style:column-width="7.962cm"/>
    </style:style>
    <style:style style:name="Row30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31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6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break-before="auto" fo:line-height="115%" style:writing-mode="lr-tb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>
      <style:text-properties fo:font-weight="bold" style:font-weight-asian="bold" style:font-weight-complex="bold" style:text-underline-style="solid" style:text-underline-color="font-color"/>
    </style:style>
    <style:style style:name="T168_2" style:family="text">
      <style:text-properties fo:font-weight="bold" style:font-weight-asian="bold" style:font-weight-complex="bold" style:text-underline-style="solid" style:text-underline-color="font-color"/>
    </style:style>
    <style:style style:name="T168_3" style:family="text">
      <style:text-properties fo:font-weight="bold" style:font-weight-asian="bold" style:font-weight-complex="bold" style:text-underline-style="solid" style:text-underline-color="font-color"/>
    </style:style>
    <style:style style:name="T168_4" style:family="text">
      <style:text-properties fo:font-weight="bold" style:font-weight-asian="bold" style:font-weight-complex="bold" style:text-underline-style="solid" style:text-underline-color="font-color"/>
    </style:style>
    <style:style style:name="T168_5" style:family="text">
      <style:text-properties fo:font-weight="bold" style:font-weight-asian="bold" style:font-weight-complex="bold" style:text-underline-style="solid" style:text-underline-color="font-color"/>
    </style:style>
    <style:style style:name="P16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16" style:family="table">
      <style:table-properties table:align="left" style:width="15.924cm" fo:margin-left="0cm"/>
    </style:style>
    <style:style style:name="Column31" style:family="table-column">
      <style:table-column-properties style:column-width="7.962cm"/>
    </style:style>
    <style:style style:name="Column32" style:family="table-column">
      <style:table-column-properties style:column-width="7.962cm"/>
    </style:style>
    <style:style style:name="Row32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33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fo:font-weight="bold" style:font-weight-asian="bold" style:font-weight-complex="bold" style:text-underline-style="solid" style:text-underline-color="font-color"/>
    </style:style>
    <style:style style:name="P181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Table17" style:family="table">
      <style:table-properties table:align="left" style:width="15.924cm" fo:margin-left="0cm"/>
    </style:style>
    <style:style style:name="Column33" style:family="table-column">
      <style:table-column-properties style:column-width="7.962cm"/>
    </style:style>
    <style:style style:name="Column34" style:family="table-column">
      <style:table-column-properties style:column-width="7.962cm"/>
    </style:style>
    <style:style style:name="Row34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35" style:family="table-row"/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break-before="auto" fo:line-height="115%" style:writing-mode="lr-tb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>
      <style:text-properties fo:font-weight="bold" style:font-weight-asian="bold" style:font-weight-complex="bold" style:text-underline-style="solid" style:text-underline-color="font-color"/>
    </style:style>
    <style:style style:name="P192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Table18" style:family="table">
      <style:table-properties table:align="left" style:width="15.924cm" fo:margin-left="0cm"/>
    </style:style>
    <style:style style:name="Column35" style:family="table-column">
      <style:table-column-properties style:column-width="7.962cm"/>
    </style:style>
    <style:style style:name="Column36" style:family="table-column">
      <style:table-column-properties style:column-width="7.962cm"/>
    </style:style>
    <style:style style:name="Row36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37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break-before="auto" fo:line-height="115%" style:writing-mode="lr-tb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>
      <style:text-properties fo:font-weight="bold" style:font-weight-asian="bold" style:font-weight-complex="bold" style:text-underline-style="solid" style:text-underline-color="font-color"/>
    </style:style>
    <style:style style:name="T200_2" style:family="text">
      <style:text-properties fo:font-weight="bold" style:font-weight-asian="bold" style:font-weight-complex="bold" style:text-underline-style="solid" style:text-underline-color="font-color"/>
    </style:style>
    <style:style style:name="T200_3" style:family="text">
      <style:text-properties fo:font-weight="bold" style:font-weight-asian="bold" style:font-weight-complex="bold" style:text-underline-style="solid" style:text-underline-color="font-color"/>
    </style:style>
    <style:style style:name="T200_4" style:family="text">
      <style:text-properties fo:font-weight="bold" style:font-weight-asian="bold" style:font-weight-complex="bold" style:text-underline-style="solid" style:text-underline-color="font-color"/>
    </style:style>
    <style:style style:name="T200_5" style:family="text">
      <style:text-properties fo:font-weight="bold" style:font-weight-asian="bold" style:font-weight-complex="bold" style:text-underline-style="solid" style:text-underline-color="font-color"/>
    </style:style>
    <style:style style:name="P20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19" style:family="table">
      <style:table-properties table:align="left" style:width="15.924cm" fo:margin-left="0cm"/>
    </style:style>
    <style:style style:name="Column37" style:family="table-column">
      <style:table-column-properties style:column-width="7.962cm"/>
    </style:style>
    <style:style style:name="Column38" style:family="table-column">
      <style:table-column-properties style:column-width="7.962cm"/>
    </style:style>
    <style:style style:name="Row38" style:family="table-row"/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39" style:family="table-row"/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break-before="auto" fo:line-height="115%" style:writing-mode="lr-tb"/>
    </style:style>
    <style:style style:name="P212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13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14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20" style:family="table">
      <style:table-properties table:align="left" style:width="15.924cm" fo:margin-left="0cm"/>
    </style:style>
    <style:style style:name="Column39" style:family="table-column">
      <style:table-column-properties style:column-width="7.962cm"/>
    </style:style>
    <style:style style:name="Column40" style:family="table-column">
      <style:table-column-properties style:column-width="7.962cm"/>
    </style:style>
    <style:style style:name="Row40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41" style:family="table-row"/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break-before="auto" fo:line-height="115%" style:writing-mode="lr-tb"/>
    </style:style>
    <style:style style:name="P221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22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23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24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25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26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27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28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29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30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31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32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>
      <style:text-properties style:text-underline-style="solid" style:text-underline-color="font-color"/>
    </style:style>
    <style:style style:name="T233_2" style:family="text">
      <style:text-properties fo:color="#ff0000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33_3" style:family="text">
      <style:text-properties fo:color="#ff0000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33_4" style:family="text">
      <style:text-properties fo:color="#ff0000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34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>
      <style:text-properties fo:color="#ff0000" style:text-underline-style="solid" style:text-underline-color="font-color"/>
    </style:style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>
      <style:text-properties fo:color="#ff0000" style:text-underline-style="solid" style:text-underline-color="font-color"/>
    </style:style>
    <style:style style:name="P237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3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>
      <style:text-properties style:text-underline-style="solid" style:text-underline-color="font-color"/>
    </style:style>
    <style:style style:name="T239_2" style:family="text">
      <style:text-properties fo:color="#ff0000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39_3" style:family="text">
      <style:text-properties fo:color="#ff0000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39_4" style:family="text">
      <style:text-properties fo:color="#ff0000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40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41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42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43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44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45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46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47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48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49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50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51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52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53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54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55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56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57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58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59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60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61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62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63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64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>
      <style:text-properties style:text-underline-style="solid" style:text-underline-color="font-color"/>
    </style:style>
    <style:style style:name="T265_2" style:family="text">
      <style:text-properties style:text-underline-style="solid" style:text-underline-color="font-color"/>
    </style:style>
    <style:style style:name="T265_3" style:family="text">
      <style:text-properties style:text-underline-style="solid" style:text-underline-color="font-color"/>
    </style:style>
    <style:style style:name="T265_4" style:family="text">
      <style:text-properties style:text-underline-style="solid" style:text-underline-color="font-color"/>
    </style:style>
    <style:style style:name="T265_5" style:family="text">
      <style:text-properties style:text-underline-style="solid" style:text-underline-color="font-color"/>
    </style:style>
    <style:style style:name="T265_6" style:family="text">
      <style:text-properties style:text-underline-style="solid" style:text-underline-color="font-color"/>
    </style:style>
    <style:style style:name="T265_7" style:family="text">
      <style:text-properties style:text-underline-style="solid" style:text-underline-color="font-color"/>
    </style:style>
    <style:style style:name="T265_8" style:family="text">
      <style:text-properties style:text-underline-style="solid" style:text-underline-color="font-color"/>
    </style:style>
    <style:style style:name="T265_9" style:family="text">
      <style:text-properties style:text-underline-style="solid" style:text-underline-color="font-color"/>
    </style:style>
    <style:style style:name="P266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67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6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21" style:family="table">
      <style:table-properties table:align="left" style:width="15.924cm" fo:margin-left="0cm"/>
    </style:style>
    <style:style style:name="Column41" style:family="table-column">
      <style:table-column-properties style:column-width="7.962cm"/>
    </style:style>
    <style:style style:name="Column42" style:family="table-column">
      <style:table-column-properties style:column-width="7.962cm"/>
    </style:style>
    <style:style style:name="Row42" style:family="table-row"/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43" style:family="table-row"/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4" style:family="table-row"/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break-before="auto" fo:line-height="115%" style:writing-mode="lr-tb"/>
    </style:style>
    <style:style style:name="P280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81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82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83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84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85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86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87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88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89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90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>
      <style:text-properties fo:font-weight="bold" style:font-weight-asian="bold" style:font-weight-complex="bold" style:text-underline-style="solid" style:text-underline-color="font-color"/>
    </style:style>
    <style:style style:name="T291_2" style:family="text">
      <style:text-properties fo:font-weight="bold" style:font-weight-asian="bold" style:font-weight-complex="bold" style:text-underline-style="solid" style:text-underline-color="font-color"/>
    </style:style>
    <style:style style:name="T291_3" style:family="text">
      <style:text-properties fo:font-weight="bold" style:font-weight-asian="bold" style:font-weight-complex="bold" style:text-underline-style="solid" style:text-underline-color="font-color"/>
    </style:style>
    <style:style style:name="T291_4" style:family="text">
      <style:text-properties fo:font-weight="bold" style:font-weight-asian="bold" style:font-weight-complex="bold" style:text-underline-style="solid" style:text-underline-color="font-color"/>
    </style:style>
    <style:style style:name="T291_5" style:family="text">
      <style:text-properties fo:font-weight="bold" style:font-weight-asian="bold" style:font-weight-complex="bold" style:text-underline-style="solid" style:text-underline-color="font-color"/>
    </style:style>
    <style:style style:name="T291_6" style:family="text">
      <style:text-properties fo:font-weight="bold" style:font-weight-asian="bold" style:font-weight-complex="bold" style:text-underline-style="solid" style:text-underline-color="font-color"/>
    </style:style>
    <style:style style:name="T291_7" style:family="text">
      <style:text-properties fo:font-weight="bold" style:font-weight-asian="bold" style:font-weight-complex="bold" style:text-underline-style="solid" style:text-underline-color="font-color"/>
    </style:style>
    <style:style style:name="T291_8" style:family="text">
      <style:text-properties fo:font-weight="bold" style:font-weight-asian="bold" style:font-weight-complex="bold" style:text-underline-style="solid" style:text-underline-color="font-color"/>
    </style:style>
    <style:style style:name="T291_9" style:family="text">
      <style:text-properties fo:font-weight="bold" style:font-weight-asian="bold" style:font-weight-complex="bold" style:text-underline-style="solid" style:text-underline-color="font-color"/>
    </style:style>
    <style:style style:name="P29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22" style:family="table">
      <style:table-properties table:align="left" style:width="15.924cm" fo:margin-left="0cm"/>
    </style:style>
    <style:style style:name="Column43" style:family="table-column">
      <style:table-column-properties style:column-width="7.962cm"/>
    </style:style>
    <style:style style:name="Column44" style:family="table-column">
      <style:table-column-properties style:column-width="7.962cm"/>
    </style:style>
    <style:style style:name="Row45" style:family="table-row"/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46" style:family="table-row"/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9" style:family="paragraph" style:parent-style-name="Standard">
      <style:paragraph-properties fo:break-before="auto" fo:line-height="115%" style:writing-mode="lr-tb"/>
    </style:style>
    <style:style style:name="P300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>
      <style:text-properties fo:color="#ff0000" fo:font-weight="bold" style:font-weight-asian="bold" style:font-weight-complex="bold" style:text-underline-style="solid" style:text-underline-color="font-color"/>
    </style:style>
    <style:style style:name="T301_2" style:family="text">
      <style:text-properties fo:color="#ff0000" fo:font-weight="bold" style:font-weight-asian="bold" style:font-weight-complex="bold" style:text-underline-style="solid" style:text-underline-color="font-color"/>
    </style:style>
    <style:style style:name="T301_3" style:family="text">
      <style:text-properties fo:color="#ff0000" fo:font-weight="bold" style:font-weight-asian="bold" style:font-weight-complex="bold" style:text-underline-style="solid" style:text-underline-color="font-color"/>
    </style:style>
    <style:style style:name="T301_4" style:family="text">
      <style:text-properties fo:color="#ff0000" fo:font-weight="bold" style:font-weight-asian="bold" style:font-weight-complex="bold" style:text-underline-style="solid" style:text-underline-color="font-color"/>
    </style:style>
    <style:style style:name="T301_5" style:family="text">
      <style:text-properties fo:color="#ff0000" fo:font-weight="bold" style:font-weight-asian="bold" style:font-weight-complex="bold" style:text-underline-style="solid" style:text-underline-color="font-color"/>
    </style:style>
    <style:style style:name="P30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30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23" style:family="table">
      <style:table-properties table:align="left" style:width="15.924cm" fo:margin-left="0cm"/>
    </style:style>
    <style:style style:name="Column45" style:family="table-column">
      <style:table-column-properties style:column-width="7.962cm"/>
    </style:style>
    <style:style style:name="Column46" style:family="table-column">
      <style:table-column-properties style:column-width="7.962cm"/>
    </style:style>
    <style:style style:name="Row47" style:family="table-row"/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48" style:family="table-row"/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0" style:family="paragraph" style:parent-style-name="Standard">
      <style:paragraph-properties fo:break-before="auto" fo:line-height="115%" style:writing-mode="lr-tb"/>
    </style:style>
    <style:style style:name="P3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3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>
      <style:text-properties fo:font-weight="bold" style:font-weight-asian="bold" style:font-weight-complex="bold" style:text-underline-style="solid" style:text-underline-color="font-color"/>
    </style:style>
    <style:style style:name="T313_2" style:family="text">
      <style:text-properties fo:font-weight="bold" style:font-weight-asian="bold" style:font-weight-complex="bold" style:text-underline-style="solid" style:text-underline-color="font-color"/>
    </style:style>
    <style:style style:name="T313_3" style:family="text">
      <style:text-properties fo:font-weight="bold" style:font-weight-asian="bold" style:font-weight-complex="bold" style:text-underline-style="solid" style:text-underline-color="font-color"/>
    </style:style>
    <style:style style:name="T313_4" style:family="text">
      <style:text-properties fo:font-weight="bold" style:font-weight-asian="bold" style:font-weight-complex="bold" style:text-underline-style="solid" style:text-underline-color="font-color"/>
    </style:style>
    <style:style style:name="T313_5" style:family="text">
      <style:text-properties fo:font-weight="bold" style:font-weight-asian="bold" style:font-weight-complex="bold" style:text-underline-style="solid" style:text-underline-color="font-color"/>
    </style:style>
    <style:style style:name="P3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24" style:family="table">
      <style:table-properties table:align="left" style:width="15.924cm" fo:margin-left="0cm"/>
    </style:style>
    <style:style style:name="Column47" style:family="table-column">
      <style:table-column-properties style:column-width="7.962cm"/>
    </style:style>
    <style:style style:name="Column48" style:family="table-column">
      <style:table-column-properties style:column-width="7.962cm"/>
    </style:style>
    <style:style style:name="Row49" style:family="table-row"/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3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50" style:family="table-row"/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1" style:family="table-row"/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break-before="auto" fo:line-height="115%" style:writing-mode="lr-tb"/>
    </style:style>
    <style:style style:name="P329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33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Table25" style:family="table">
      <style:table-properties table:align="left" style:width="15.924cm" fo:margin-left="0cm"/>
    </style:style>
    <style:style style:name="Column49" style:family="table-column">
      <style:table-column-properties style:column-width="7.962cm"/>
    </style:style>
    <style:style style:name="Column50" style:family="table-column">
      <style:table-column-properties style:column-width="7.962cm"/>
    </style:style>
    <style:style style:name="Row52" style:family="table-row"/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53" style:family="table-row"/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5" style:family="paragraph" style:parent-style-name="Standard">
      <style:paragraph-properties fo:break-before="auto" fo:line-height="115%" style:writing-mode="lr-tb"/>
    </style:style>
    <style:style style:name="P336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</office:automatic-styles>
  <office:body>
    <office:text>
      <text:p text:style-name="P1"><text:span text:style-name="T1_1"><text:tab/><text:tab/><text:tab/></text:span><text:span text:style-name="T1_2">Misiones</text:span><text:span text:style-name="T1_3"><text:s/></text:span><text:span text:style-name="T1_4">y</text:span><text:span text:style-name="T1_5"><text:s/></text:span><text:span text:style-name="T1_6">Funciones</text:span><text:span text:style-name="T1_7"><text:s/></text:span><text:span text:style-name="T1_8">de</text:span><text:span text:style-name="T1_9"><text:s/></text:span><text:span text:style-name="T1_10">cada</text:span><text:span text:style-name="T1_11"><text:s/></text:span><text:span text:style-name="T1_12">Área</text:span></text:p>
      <text:p text:style-name="P2"/>
      <text:p text:style-name="P3"/>
      <text:p text:style-name="P4"><text:span text:style-name="T4_1">Administrador</text:span><text:span text:style-name="T4_2"><text:s/></text:span><text:span text:style-name="T4_3">de</text:span><text:span text:style-name="T4_4"><text:s/></text:span><text:span text:style-name="T4_5">la</text:span><text:span text:style-name="T4_6"><text:s/></text:span><text:span text:style-name="T4_7">Base</text:span><text:span text:style-name="T4_8"><text:s/></text:span><text:span text:style-name="T4_9">de</text:span><text:span text:style-name="T4_10"><text:s/></text:span><text:span text:style-name="T4_11">Datos</text:span></text:p>
      <text:p text:style-name="P5"/>
      <text:p text:style-name="P6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7"><text:span text:style-name="T7_1">MISIONES</text:span></text:p>
          </table:table-cell>
          <table:table-cell table:style-name="Cell2">
            <text:p text:style-name="P8"><text:span text:style-name="T8_1">FUNCIONES</text:span></text:p>
          </table:table-cell>
        </table:table-row>
        <table:table-row table:style-name="Row2">
          <table:table-cell table:style-name="Cell3">
            <text:p text:style-name="P9"><text:span text:style-name="T9_1">Diseñar</text:span><text:span text:style-name="T9_2"><text:s/></text:span><text:span text:style-name="T9_3">y</text:span><text:span text:style-name="T9_4"><text:s/></text:span><text:span text:style-name="T9_5">Gestionar</text:span><text:span text:style-name="T9_6"><text:s/></text:span><text:span text:style-name="T9_7">de</text:span><text:span text:style-name="T9_8"><text:s/></text:span><text:span text:style-name="T9_9">la</text:span><text:span text:style-name="T9_10"><text:s/></text:span><text:span text:style-name="T9_11">Base</text:span><text:span text:style-name="T9_12"><text:s/></text:span><text:span text:style-name="T9_13">de</text:span><text:span text:style-name="T9_14"><text:s/></text:span><text:span text:style-name="T9_15">Datos</text:span></text:p>
          </table:table-cell>
          <table:table-cell table:style-name="Cell4">
            <text:p text:style-name="P10"><text:span text:style-name="T10_1">-</text:span><text:span text:style-name="T10_2">Entender</text:span><text:span text:style-name="T10_3"><text:s/></text:span><text:span text:style-name="T10_4">las</text:span><text:span text:style-name="T10_5"><text:s/></text:span><text:span text:style-name="T10_6">reglas</text:span><text:span text:style-name="T10_7"><text:s/></text:span><text:span text:style-name="T10_8">básicas</text:span><text:span text:style-name="T10_9"><text:s/></text:span><text:span text:style-name="T10_10">de</text:span><text:span text:style-name="T10_11"><text:s/></text:span><text:span text:style-name="T10_12">la</text:span><text:span text:style-name="T10_13"><text:s/></text:span><text:span text:style-name="T10_14">tecnología</text:span></text:p>
            <text:p text:style-name="P11"><text:span text:style-name="T11_1">-</text:span><text:span text:style-name="T11_2">Analizar</text:span><text:span text:style-name="T11_3"><text:s/></text:span><text:span text:style-name="T11_4">las</text:span><text:span text:style-name="T11_5"><text:s/></text:span><text:span text:style-name="T11_6">necesidades</text:span><text:span text:style-name="T11_7"><text:s/></text:span><text:span text:style-name="T11_8">del</text:span><text:span text:style-name="T11_9"><text:s/></text:span><text:span text:style-name="T11_10">usuario</text:span></text:p>
            <text:p text:style-name="P12"><text:span text:style-name="T12_1">-</text:span><text:span text:style-name="T12_2">Ofrecer</text:span><text:span text:style-name="T12_3"><text:s/></text:span><text:span text:style-name="T12_4">modelos</text:span><text:span text:style-name="T12_5"><text:s/></text:span><text:span text:style-name="T12_6">de</text:span><text:span text:style-name="T12_7"><text:s/></text:span><text:span text:style-name="T12_8">datos</text:span><text:span text:style-name="T12_9"><text:s/></text:span><text:span text:style-name="T12_10">que</text:span><text:span text:style-name="T12_11"><text:s/></text:span><text:span text:style-name="T12_12">reflejen</text:span><text:span text:style-name="T12_13"><text:s/></text:span><text:span text:style-name="T12_14">las</text:span><text:span text:style-name="T12_15"><text:s/></text:span><text:span text:style-name="T12_16">necesidades</text:span><text:span text:style-name="T12_17"><text:s/></text:span><text:span text:style-name="T12_18">de</text:span><text:span text:style-name="T12_19"><text:s/></text:span><text:span text:style-name="T12_20">la</text:span><text:span text:style-name="T12_21"><text:s/></text:span><text:span text:style-name="T12_22">empresa</text:span></text:p>
            <text:p text:style-name="P13"><text:span text:style-name="T13_1">-</text:span><text:span text:style-name="T13_2">Identificar</text:span><text:span text:style-name="T13_3"><text:s/></text:span><text:span text:style-name="T13_4">qué</text:span><text:span text:style-name="T13_5"><text:s/></text:span><text:span text:style-name="T13_6">usuarios</text:span><text:span text:style-name="T13_7"><text:s/></text:span><text:span text:style-name="T13_8">tienen</text:span><text:span text:style-name="T13_9"><text:s/></text:span><text:span text:style-name="T13_10">acceso</text:span><text:span text:style-name="T13_11"><text:s/></text:span><text:span text:style-name="T13_12">a</text:span><text:span text:style-name="T13_13"><text:s/></text:span><text:span text:style-name="T13_14">insertar</text:span><text:span text:style-name="T13_15">,<text:s/></text:span><text:span text:style-name="T13_16">eliminar</text:span><text:span text:style-name="T13_17"><text:s/></text:span><text:span text:style-name="T13_18">o</text:span><text:span text:style-name="T13_19"><text:s/></text:span><text:span text:style-name="T13_20">modificar</text:span><text:span text:style-name="T13_21"><text:s/></text:span><text:span text:style-name="T13_22">la</text:span><text:span text:style-name="T13_23"><text:s/></text:span><text:span text:style-name="T13_24">base</text:span><text:span text:style-name="T13_25"><text:s/></text:span><text:span text:style-name="T13_26">de</text:span><text:span text:style-name="T13_27"><text:s/></text:span><text:span text:style-name="T13_28">datos</text:span><text:span text:style-name="T13_29"><text:s/></text:span><text:span text:style-name="T13_30">y</text:span><text:span text:style-name="T13_31"><text:s/></text:span><text:span text:style-name="T13_32">cuándo</text:span></text:p>
            <text:p text:style-name="P14"><text:span text:style-name="T14_1">-</text:span><text:span text:style-name="T14_2">Integrar</text:span><text:span text:style-name="T14_3"><text:s/></text:span><text:span text:style-name="T14_4">la</text:span><text:span text:style-name="T14_5"><text:s/></text:span><text:span text:style-name="T14_6">base</text:span><text:span text:style-name="T14_7"><text:s/></text:span><text:span text:style-name="T14_8">de</text:span><text:span text:style-name="T14_9"><text:s/></text:span><text:span text:style-name="T14_10">datos</text:span><text:span text:style-name="T14_11"><text:s/></text:span><text:span text:style-name="T14_12">a</text:span><text:span text:style-name="T14_13"><text:s/></text:span><text:span text:style-name="T14_14">las</text:span><text:span text:style-name="T14_15"><text:s/></text:span><text:span text:style-name="T14_16">aplicaciones</text:span><text:span text:style-name="T14_17"><text:s/></text:span><text:span text:style-name="T14_18">existentes</text:span></text:p>
          </table:table-cell>
        </table:table-row>
        <table:table-row table:style-name="Row3">
          <table:table-cell table:style-name="Cell5">
            <text:p text:style-name="P15"><text:span text:style-name="T15_1">Proteger</text:span><text:span text:style-name="T15_2"><text:s/></text:span><text:span text:style-name="T15_3">los</text:span><text:span text:style-name="T15_4"><text:s/></text:span><text:span text:style-name="T15_5">datos</text:span></text:p>
          </table:table-cell>
          <table:table-cell table:style-name="Cell6">
            <text:p text:style-name="P16"><text:span text:style-name="T16_1">-</text:span><text:span text:style-name="T16_2">Realizar</text:span><text:span text:style-name="T16_3"><text:s/></text:span><text:span text:style-name="T16_4">copias</text:span><text:span text:style-name="T16_5"><text:s/></text:span><text:span text:style-name="T16_6">de</text:span><text:span text:style-name="T16_7"><text:s/></text:span><text:span text:style-name="T16_8">seguridad</text:span><text:span text:style-name="T16_9"><text:s/></text:span><text:span text:style-name="T16_10">periódicas</text:span></text:p>
            <text:p text:style-name="P17"><text:span text:style-name="T17_1">-</text:span><text:span text:style-name="T17_2">Implementar</text:span><text:span text:style-name="T17_3"><text:s/></text:span><text:span text:style-name="T17_4">planes</text:span><text:span text:style-name="T17_5"><text:s/></text:span><text:span text:style-name="T17_6">de</text:span><text:span text:style-name="T17_7"><text:s/></text:span><text:span text:style-name="T17_8">recuperación</text:span></text:p>
            <text:p text:style-name="P18"><text:span text:style-name="T18_1">-</text:span><text:span text:style-name="T18_2">Mantener</text:span><text:span text:style-name="T18_3"><text:s/></text:span><text:span text:style-name="T18_4">los</text:span><text:span text:style-name="T18_5"><text:s/></text:span><text:span text:style-name="T18_6">datos</text:span><text:span text:style-name="T18_7"><text:s/></text:span><text:span text:style-name="T18_8">a</text:span><text:span text:style-name="T18_9"><text:s/></text:span><text:span text:style-name="T18_10">salvo</text:span><text:span text:style-name="T18_11"><text:s/></text:span><text:span text:style-name="T18_12">de</text:span><text:span text:style-name="T18_13"><text:s/></text:span><text:span text:style-name="T18_14">su</text:span><text:span text:style-name="T18_15"><text:s/></text:span><text:span text:style-name="T18_16">destrucción</text:span></text:p>
          </table:table-cell>
        </table:table-row>
      </table:table>
      <text:p text:style-name="P19"/>
      <text:p text:style-name="P20"/>
      <text:p text:style-name="P21"><text:span text:style-name="T21_1">Administrador</text:span><text:span text:style-name="T21_2"><text:s/></text:span><text:span text:style-name="T21_3">de</text:span><text:span text:style-name="T21_4"><text:s/></text:span><text:span text:style-name="T21_5">Seguridad</text:span></text:p>
      <text:p text:style-name="P22"/>
      <text:p text:style-name="P23"/>
      <table:table table:style-name="Table2">
        <table:table-column table:style-name="Column3"/>
        <table:table-column table:style-name="Column4"/>
        <table:table-row table:style-name="Row4">
          <table:table-cell table:style-name="Cell7">
            <text:p text:style-name="P24"><text:span text:style-name="T24_1">MISIONES</text:span></text:p>
          </table:table-cell>
          <table:table-cell table:style-name="Cell8">
            <text:p text:style-name="P25"><text:span text:style-name="T25_1">FUNCIONES</text:span></text:p>
          </table:table-cell>
        </table:table-row>
        <table:table-row table:style-name="Row5">
          <table:table-cell table:style-name="Cell9">
            <text:p text:style-name="P26"><text:span text:style-name="T26_1">Lograr</text:span><text:span text:style-name="T26_2"><text:s/></text:span><text:span text:style-name="T26_3">exactitud</text:span><text:span text:style-name="T26_4">,<text:s/></text:span><text:span text:style-name="T26_5">integridad</text:span><text:span text:style-name="T26_6"><text:s/></text:span><text:span text:style-name="T26_7">y</text:span><text:span text:style-name="T26_8"><text:s/></text:span><text:span text:style-name="T26_9">protección</text:span><text:span text:style-name="T26_10"><text:s/></text:span><text:span text:style-name="T26_11">de</text:span><text:span text:style-name="T26_12"><text:s/></text:span><text:span text:style-name="T26_13">todos</text:span><text:span text:style-name="T26_14"><text:s/></text:span><text:span text:style-name="T26_15">los</text:span><text:span text:style-name="T26_16"><text:s/></text:span><text:span text:style-name="T26_17">procesos</text:span><text:span text:style-name="T26_18"><text:s/></text:span><text:span text:style-name="T26_19">y</text:span><text:span text:style-name="T26_20"><text:s/></text:span><text:span text:style-name="T26_21">recursos</text:span><text:span text:style-name="T26_22"><text:s/></text:span><text:span text:style-name="T26_23">de</text:span><text:span text:style-name="T26_24"><text:s/></text:span><text:span text:style-name="T26_25">los</text:span><text:span text:style-name="T26_26"><text:s/></text:span><text:span text:style-name="T26_27">sistemas</text:span><text:span text:style-name="T26_28"><text:s/></text:span><text:span text:style-name="T26_29">de</text:span><text:span text:style-name="T26_30"><text:s/></text:span><text:span text:style-name="T26_31">información</text:span></text:p>
          </table:table-cell>
          <table:table-cell table:style-name="Cell10">
            <text:p text:style-name="P27"><text:span text:style-name="T27_1">-</text:span><text:span text:style-name="T27_2">Establecer</text:span><text:span text:style-name="T27_3"><text:s/></text:span><text:span text:style-name="T27_4">y</text:span><text:span text:style-name="T27_5"><text:s/></text:span><text:span text:style-name="T27_6">comprobar</text:span><text:span text:style-name="T27_7"><text:s/></text:span><text:span text:style-name="T27_8">la</text:span><text:span text:style-name="T27_9"><text:s/></text:span><text:span text:style-name="T27_10">correcta</text:span><text:span text:style-name="T27_11"><text:s/></text:span><text:span text:style-name="T27_12">aplicación</text:span><text:span text:style-name="T27_13"><text:s/></text:span><text:span text:style-name="T27_14">de</text:span><text:span text:style-name="T27_15"><text:s/></text:span><text:span text:style-name="T27_16">los</text:span><text:span text:style-name="T27_17"><text:s/></text:span><text:span text:style-name="T27_18">procedimientos</text:span><text:span text:style-name="T27_19"><text:s/></text:span><text:span text:style-name="T27_20">relacionados</text:span><text:span text:style-name="T27_21"><text:s/></text:span><text:span text:style-name="T27_22">con</text:span><text:span text:style-name="T27_23"><text:s/></text:span><text:span text:style-name="T27_24">la</text:span></text:p>
            <text:p text:style-name="P28"><text:span text:style-name="T28_1">seguridad</text:span><text:span text:style-name="T28_2"><text:s/></text:span><text:span text:style-name="T28_3">de</text:span><text:span text:style-name="T28_4"><text:s/></text:span><text:span text:style-name="T28_5">los</text:span><text:span text:style-name="T28_6"><text:s/></text:span><text:span text:style-name="T28_7">datos</text:span></text:p>
            <text:p text:style-name="P29"><text:span text:style-name="T29_1">-</text:span><text:span text:style-name="T29_2">Realizar</text:span><text:span text:style-name="T29_3"><text:s/></text:span><text:span text:style-name="T29_4">controles</text:span><text:span text:style-name="T29_5"><text:s/></text:span><text:span text:style-name="T29_6">periódicos</text:span><text:span text:style-name="T29_7"><text:s/></text:span><text:span text:style-name="T29_8">sobre</text:span><text:span text:style-name="T29_9"><text:s/></text:span><text:span text:style-name="T29_10">el</text:span><text:span text:style-name="T29_11"><text:s/></text:span><text:span text:style-name="T29_12">cumplimiento</text:span><text:span text:style-name="T29_13"><text:s/></text:span><text:span text:style-name="T29_14">del</text:span><text:span text:style-name="T29_15"><text:s/></text:span><text:span text:style-name="T29_16">documento</text:span><text:span text:style-name="T29_17"><text:s/></text:span><text:span text:style-name="T29_18">de</text:span><text:span text:style-name="T29_19"><text:s/></text:span><text:span text:style-name="T29_20">seguridad</text:span></text:p>
          </table:table-cell>
        </table:table-row>
      </table:table>
      <text:p text:style-name="P30"/>
      <text:p text:style-name="P31"/>
      <text:p text:style-name="P32"><text:span text:style-name="T32_1">Área</text:span><text:span text:style-name="T32_2"><text:s/></text:span><text:span text:style-name="T32_3">de</text:span><text:span text:style-name="T32_4"><text:s/></text:span><text:span text:style-name="T32_5">Infraestructura</text:span></text:p>
      <text:p text:style-name="P33"/>
      <text:p text:style-name="P34"/>
      <table:table table:style-name="Table3">
        <table:table-column table:style-name="Column5"/>
        <table:table-column table:style-name="Column6"/>
        <table:table-row table:style-name="Row6">
          <table:table-cell table:style-name="Cell11">
            <text:p text:style-name="P35"><text:span text:style-name="T35_1">MISIONES</text:span></text:p>
          </table:table-cell>
          <table:table-cell table:style-name="Cell12">
            <text:p text:style-name="P36"><text:span text:style-name="T36_1">FUNCIONES</text:span></text:p>
          </table:table-cell>
        </table:table-row>
        <table:table-row table:style-name="Row7">
          <table:table-cell table:style-name="Cell13">
            <text:p text:style-name="P37"><text:span text:style-name="T37_1">Administrar</text:span><text:span text:style-name="T37_2"><text:s/></text:span><text:span text:style-name="T37_3">la</text:span><text:span text:style-name="T37_4"><text:s/></text:span><text:span text:style-name="T37_5">Infraestructura</text:span><text:span text:style-name="T37_6"><text:s/></text:span><text:span text:style-name="T37_7">tecnológica</text:span><text:span text:style-name="T37_8"><text:s/></text:span><text:span text:style-name="T37_9">y</text:span><text:span text:style-name="T37_10"><text:s/></text:span><text:span text:style-name="T37_11">la</text:span><text:span text:style-name="T37_12"><text:s/></text:span><text:span text:style-name="T37_13">seguridad</text:span><text:span text:style-name="T37_14"><text:s/></text:span><text:span text:style-name="T37_15">de</text:span><text:span text:style-name="T37_16"><text:s/></text:span><text:span text:style-name="T37_17">la</text:span><text:span text:style-name="T37_18"><text:s/></text:span><text:span text:style-name="T37_19">redes</text:span><text:span text:style-name="T37_20"><text:s/></text:span><text:span text:style-name="T37_21">informáticas</text:span></text:p>
          </table:table-cell>
          <table:table-cell table:style-name="Cell14">
            <text:p text:style-name="P38"><text:span text:style-name="T38_1">-</text:span><text:span text:style-name="T38_2">Administración</text:span><text:span text:style-name="T38_3"><text:s/></text:span><text:span text:style-name="T38_4">de</text:span><text:span text:style-name="T38_5"><text:s/></text:span><text:span text:style-name="T38_6">los</text:span><text:span text:style-name="T38_7"><text:s/></text:span><text:span text:style-name="T38_8">servidores</text:span></text:p>
            <text:p text:style-name="P39"><text:span text:style-name="T39_1">-</text:span><text:span text:style-name="T39_2">Administración</text:span><text:span text:style-name="T39_3"><text:s/></text:span><text:span text:style-name="T39_4">de</text:span><text:span text:style-name="T39_5"><text:s/></text:span><text:span text:style-name="T39_6">los</text:span><text:span text:style-name="T39_7"><text:s/></text:span><text:span text:style-name="T39_8">sistemas</text:span></text:p>
            <text:p text:style-name="P40"><text:span text:style-name="T40_1">-</text:span><text:span text:style-name="T40_2">Definición</text:span><text:span text:style-name="T40_3"><text:s/></text:span><text:span text:style-name="T40_4">de</text:span><text:span text:style-name="T40_5"><text:s/></text:span><text:span text:style-name="T40_6">configuraciones</text:span><text:span text:style-name="T40_7"><text:s/></text:span><text:span text:style-name="T40_8">y</text:span><text:span text:style-name="T40_9"><text:s/></text:span><text:span text:style-name="T40_10">modelos</text:span><text:span text:style-name="T40_11"><text:s/></text:span><text:span text:style-name="T40_12">de</text:span><text:span text:style-name="T40_13"><text:s/></text:span><text:span text:style-name="T40_14">trabajo</text:span></text:p>
          </table:table-cell>
        </table:table-row>
      </table:table>
      <text:p text:style-name="P41"><text:span text:style-name="T41_1">Técnico</text:span><text:span text:style-name="T41_2"><text:s/></text:span><text:span text:style-name="T41_3">de</text:span><text:span text:style-name="T41_4"><text:s/></text:span><text:span text:style-name="T41_5">redes</text:span></text:p>
      <text:p text:style-name="P42"/>
      <text:p text:style-name="P43"/>
      <table:table table:style-name="Table4">
        <table:table-column table:style-name="Column7"/>
        <table:table-column table:style-name="Column8"/>
        <table:table-row table:style-name="Row8">
          <table:table-cell table:style-name="Cell15">
            <text:p text:style-name="P44"><text:span text:style-name="T44_1">MISIONES</text:span></text:p>
          </table:table-cell>
          <table:table-cell table:style-name="Cell16">
            <text:p text:style-name="P45"><text:span text:style-name="T45_1">FUNCIONES</text:span></text:p>
          </table:table-cell>
        </table:table-row>
        <table:table-row table:style-name="Row9">
          <table:table-cell table:style-name="Cell17">
            <text:p text:style-name="P46"><text:span text:style-name="T46_1">Asegurar</text:span><text:span text:style-name="T46_2"><text:s/></text:span><text:span text:style-name="T46_3">el</text:span><text:span text:style-name="T46_4"><text:s/></text:span><text:span text:style-name="T46_5">mantenimiento</text:span><text:span text:style-name="T46_6"><text:s/></text:span><text:span text:style-name="T46_7">de</text:span><text:span text:style-name="T46_8"><text:s/></text:span><text:span text:style-name="T46_9">la</text:span><text:span text:style-name="T46_10"><text:s/></text:span><text:span text:style-name="T46_11">red</text:span></text:p>
          </table:table-cell>
          <table:table-cell table:style-name="Cell18">
            <text:p text:style-name="P47"><text:span text:style-name="T47_1">-</text:span><text:span text:style-name="T47_2">Desarrollar</text:span><text:span text:style-name="T47_3"><text:s/></text:span><text:span text:style-name="T47_4">tareas</text:span><text:span text:style-name="T47_5"><text:s/></text:span><text:span text:style-name="T47_6">de</text:span><text:span text:style-name="T47_7"><text:s/></text:span><text:span text:style-name="T47_8">mantenimiento</text:span><text:span text:style-name="T47_9"><text:s/></text:span><text:span text:style-name="T47_10">sobre</text:span><text:span text:style-name="T47_11"><text:s/></text:span><text:span text:style-name="T47_12">el</text:span><text:span text:style-name="T47_13"><text:s/></text:span><text:span text:style-name="T47_14">servidor</text:span></text:p>
            <text:p text:style-name="P48"><text:span text:style-name="T48_1">-</text:span><text:span text:style-name="T48_2">Asistir</text:span><text:span text:style-name="T48_3"><text:s/></text:span><text:span text:style-name="T48_4">técnicamente</text:span><text:span text:style-name="T48_5"><text:s/></text:span><text:span text:style-name="T48_6">brindando</text:span><text:span text:style-name="T48_7"><text:s/></text:span><text:span text:style-name="T48_8">soporte</text:span><text:span text:style-name="T48_9"><text:s/></text:span><text:span text:style-name="T48_10">cuando</text:span><text:span text:style-name="T48_11"><text:s/></text:span><text:span text:style-name="T48_12">se</text:span><text:span text:style-name="T48_13"><text:s/></text:span><text:span text:style-name="T48_14">requiera</text:span></text:p>
            <text:p text:style-name="P49"><text:span text:style-name="T49_1">-</text:span><text:span text:style-name="T49_2">Realizar</text:span><text:span text:style-name="T49_3"><text:s/></text:span><text:span text:style-name="T49_4">relevamientos</text:span><text:span text:style-name="T49_5"><text:s/></text:span><text:span text:style-name="T49_6">sobre</text:span><text:span text:style-name="T49_7"><text:s/></text:span><text:span text:style-name="T49_8">el</text:span><text:span text:style-name="T49_9"><text:s/></text:span><text:span text:style-name="T49_10">estado</text:span><text:span text:style-name="T49_11"><text:s/></text:span><text:span text:style-name="T49_12">de</text:span><text:span text:style-name="T49_13"><text:s/></text:span><text:span text:style-name="T49_14">la</text:span><text:span text:style-name="T49_15"><text:s/></text:span><text:span text:style-name="T49_16">red</text:span></text:p>
          </table:table-cell>
        </table:table-row>
      </table:table>
      <text:p text:style-name="P50"/>
      <text:p text:style-name="P51"/>
      <text:p text:style-name="P52"><text:span text:style-name="T52_1">Técnico</text:span><text:span text:style-name="T52_2"><text:s/></text:span><text:span text:style-name="T52_3">de</text:span><text:span text:style-name="T52_4"><text:s/></text:span><text:span text:style-name="T52_5">mantenimiento</text:span><text:span text:style-name="T52_6"><text:s/></text:span><text:span text:style-name="T52_7">de</text:span><text:span text:style-name="T52_8"><text:s/></text:span><text:span text:style-name="T52_9">Hardware</text:span></text:p>
      <text:p text:style-name="P53"/>
      <table:table table:style-name="Table5">
        <table:table-column table:style-name="Column9"/>
        <table:table-column table:style-name="Column10"/>
        <table:table-row table:style-name="Row10">
          <table:table-cell table:style-name="Cell19">
            <text:p text:style-name="P54"><text:span text:style-name="T54_1">MISIONES</text:span></text:p>
          </table:table-cell>
          <table:table-cell table:style-name="Cell20">
            <text:p text:style-name="P55"><text:span text:style-name="T55_1">FUNCIONES</text:span></text:p>
          </table:table-cell>
        </table:table-row>
        <table:table-row table:style-name="Row11">
          <table:table-cell table:style-name="Cell21">
            <text:p text:style-name="P56"><text:span text:style-name="T56_1">Asegurar</text:span><text:span text:style-name="T56_2"><text:s/></text:span><text:span text:style-name="T56_3">el</text:span><text:span text:style-name="T56_4"><text:s/></text:span><text:span text:style-name="T56_5">correcto</text:span><text:span text:style-name="T56_6"><text:s/></text:span><text:span text:style-name="T56_7">funcionamiento</text:span><text:span text:style-name="T56_8"><text:s/></text:span><text:span text:style-name="T56_9">de</text:span><text:span text:style-name="T56_10"><text:s/></text:span><text:span text:style-name="T56_11">los</text:span><text:span text:style-name="T56_12"><text:s/></text:span><text:span text:style-name="T56_13">equipos</text:span><text:span text:style-name="T56_14"><text:s/></text:span><text:span text:style-name="T56_15">utilizados</text:span></text:p>
          </table:table-cell>
          <table:table-cell table:style-name="Cell22">
            <text:p text:style-name="P57"><text:span text:style-name="T57_1">-</text:span><text:span text:style-name="T57_2">Resolver</text:span><text:span text:style-name="T57_3"><text:s/></text:span><text:span text:style-name="T57_4">problemas</text:span><text:span text:style-name="T57_5"><text:s/></text:span><text:span text:style-name="T57_6">técnicos</text:span></text:p>
            <text:p text:style-name="P58"><text:span text:style-name="T58_1">-</text:span><text:span text:style-name="T58_2">Instalación</text:span><text:span text:style-name="T58_3"><text:s/></text:span><text:span text:style-name="T58_4">física</text:span><text:span text:style-name="T58_5"><text:s/></text:span><text:span text:style-name="T58_6">de</text:span><text:span text:style-name="T58_7"><text:s/></text:span><text:span text:style-name="T58_8">computadoras</text:span><text:span text:style-name="T58_9"><text:s/></text:span><text:span text:style-name="T58_10">y</text:span><text:span text:style-name="T58_11">/</text:span><text:span text:style-name="T58_12">o</text:span><text:span text:style-name="T58_13"><text:s/></text:span><text:span text:style-name="T58_14">dispositivos</text:span><text:span text:style-name="T58_15"><text:s/></text:span><text:span text:style-name="T58_16">de</text:span><text:span text:style-name="T58_17"><text:s/></text:span><text:span text:style-name="T58_18">hardware</text:span></text:p>
            <text:p text:style-name="P59"><text:span text:style-name="T59_1">-</text:span><text:span text:style-name="T59_2">Realizar</text:span><text:span text:style-name="T59_3"><text:s/></text:span><text:span text:style-name="T59_4">relevamientos</text:span><text:span text:style-name="T59_5"><text:s/></text:span><text:span text:style-name="T59_6">sobre</text:span><text:span text:style-name="T59_7"><text:s/></text:span><text:span text:style-name="T59_8">el</text:span><text:span text:style-name="T59_9"><text:s/></text:span><text:span text:style-name="T59_10">estado</text:span><text:span text:style-name="T59_11"><text:s/></text:span><text:span text:style-name="T59_12">de</text:span><text:span text:style-name="T59_13"><text:s/></text:span><text:span text:style-name="T59_14">los</text:span><text:span text:style-name="T59_15"><text:s/></text:span><text:span text:style-name="T59_16">dispositivos</text:span><text:span text:style-name="T59_17"><text:s/></text:span><text:span text:style-name="T59_18">en</text:span><text:span text:style-name="T59_19"><text:s/></text:span><text:span text:style-name="T59_20">uso</text:span><text:span text:style-name="T59_21">.</text:span></text:p>
          </table:table-cell>
        </table:table-row>
      </table:table>
      <text:p text:style-name="P60"/>
      <text:p text:style-name="P61"><text:span text:style-name="T61_1">Asistente</text:span><text:span text:style-name="T61_2"><text:s/></text:span><text:span text:style-name="T61_3">técnico</text:span><text:span text:style-name="T61_4"><text:s/></text:span><text:span text:style-name="T61_5">de</text:span><text:span text:style-name="T61_6"><text:s/></text:span><text:span text:style-name="T61_7">Software</text:span></text:p>
      <text:p text:style-name="P62"/>
      <text:p text:style-name="P63"/>
      <table:table table:style-name="Table6">
        <table:table-column table:style-name="Column11"/>
        <table:table-column table:style-name="Column12"/>
        <table:table-row table:style-name="Row12">
          <table:table-cell table:style-name="Cell23">
            <text:p text:style-name="P64"><text:span text:style-name="T64_1">MISIONES</text:span></text:p>
          </table:table-cell>
          <table:table-cell table:style-name="Cell24">
            <text:p text:style-name="P65"><text:span text:style-name="T65_1">FUNCIONES</text:span></text:p>
          </table:table-cell>
        </table:table-row>
        <table:table-row table:style-name="Row13">
          <table:table-cell table:style-name="Cell25">
            <text:p text:style-name="P66"><text:span text:style-name="T66_1">Asegurar</text:span><text:span text:style-name="T66_2"><text:s/></text:span><text:span text:style-name="T66_3">el</text:span><text:span text:style-name="T66_4"><text:s/></text:span><text:span text:style-name="T66_5">correcto</text:span><text:span text:style-name="T66_6"><text:s/></text:span><text:span text:style-name="T66_7">funcionamiento</text:span><text:span text:style-name="T66_8"><text:s/></text:span><text:span text:style-name="T66_9">del</text:span><text:span text:style-name="T66_10"><text:s/></text:span><text:span text:style-name="T66_11">software</text:span></text:p>
          </table:table-cell>
          <table:table-cell table:style-name="Cell26">
            <text:p text:style-name="P67"><text:span text:style-name="T67_1">-</text:span><text:span text:style-name="T67_2">Instalación</text:span><text:span text:style-name="T67_3"><text:s/></text:span><text:span text:style-name="T67_4">del</text:span><text:span text:style-name="T67_5"><text:s/></text:span><text:span text:style-name="T67_6">Sistema</text:span><text:span text:style-name="T67_7"><text:s/></text:span><text:span text:style-name="T67_8">Operativo</text:span></text:p>
            <text:p text:style-name="P68"><text:span text:style-name="T68_1">-</text:span><text:span text:style-name="T68_2">Instalación</text:span><text:span text:style-name="T68_3"><text:s/></text:span><text:span text:style-name="T68_4">de</text:span><text:span text:style-name="T68_5"><text:s/></text:span><text:span text:style-name="T68_6">drivers</text:span><text:span text:style-name="T68_7"><text:s/></text:span><text:span text:style-name="T68_8">necesarios</text:span></text:p>
            <text:p text:style-name="P69"><text:span text:style-name="T69_1">-</text:span><text:span text:style-name="T69_2">Configuración</text:span><text:span text:style-name="T69_3"><text:s/></text:span><text:span text:style-name="T69_4">de</text:span><text:span text:style-name="T69_5"><text:s/></text:span><text:span text:style-name="T69_6">programas</text:span></text:p>
          </table:table-cell>
        </table:table-row>
      </table:table>
      <text:p text:style-name="P70"/>
      <text:p text:style-name="P71"/>
      <text:p text:style-name="P72"><text:span text:style-name="T72_1">Área</text:span><text:span text:style-name="T72_2"><text:s/></text:span><text:span text:style-name="T72_3">de</text:span><text:span text:style-name="T72_4"><text:s/></text:span><text:span text:style-name="T72_5">mantenimiento</text:span></text:p>
      <text:p text:style-name="P73"/>
      <text:p text:style-name="P74"/>
      <table:table table:style-name="Table7">
        <table:table-column table:style-name="Column13"/>
        <table:table-column table:style-name="Column14"/>
        <table:table-row table:style-name="Row14">
          <table:table-cell table:style-name="Cell27">
            <text:p text:style-name="P75"><text:span text:style-name="T75_1">MISIONES</text:span></text:p>
          </table:table-cell>
          <table:table-cell table:style-name="Cell28">
            <text:p text:style-name="P76"><text:span text:style-name="T76_1">FUNCIONES</text:span></text:p>
          </table:table-cell>
        </table:table-row>
        <table:table-row table:style-name="Row15">
          <table:table-cell table:style-name="Cell29">
            <text:p text:style-name="P77"><text:span text:style-name="T77_1">Proporcionar</text:span><text:span text:style-name="T77_2"><text:s/></text:span><text:span text:style-name="T77_3">servicios</text:span><text:span text:style-name="T77_4"><text:s/></text:span><text:span text:style-name="T77_5">de</text:span><text:span text:style-name="T77_6"><text:s/></text:span><text:span text:style-name="T77_7">mantenimiento</text:span><text:span text:style-name="T77_8"><text:s/></text:span><text:span text:style-name="T77_9">preventivo</text:span><text:span text:style-name="T77_10"><text:s/></text:span><text:span text:style-name="T77_11">y</text:span><text:span text:style-name="T77_12"><text:s/></text:span><text:span text:style-name="T77_13">correctivo</text:span></text:p>
          </table:table-cell>
          <table:table-cell table:style-name="Cell30">
            <text:p text:style-name="P78"><text:span text:style-name="T78_1">-</text:span><text:span text:style-name="T78_2">Supervisar</text:span><text:span text:style-name="T78_3"><text:s/></text:span><text:span text:style-name="T78_4">los</text:span><text:span text:style-name="T78_5"><text:s/></text:span><text:span text:style-name="T78_6">trabajos</text:span><text:span text:style-name="T78_7"><text:s/></text:span><text:span text:style-name="T78_8">de</text:span><text:span text:style-name="T78_9"><text:s/></text:span><text:span text:style-name="T78_10">los</text:span><text:span text:style-name="T78_11"><text:s/></text:span><text:span text:style-name="T78_12">contratistas</text:span><text:span text:style-name="T78_13">,<text:s/></text:span><text:span text:style-name="T78_14">verificando</text:span><text:span text:style-name="T78_15"><text:s/></text:span><text:span text:style-name="T78_16">que</text:span><text:span text:style-name="T78_17"><text:s/></text:span><text:span text:style-name="T78_18">los</text:span><text:span text:style-name="T78_19"><text:s/></text:span><text:span text:style-name="T78_20">servicios</text:span><text:span text:style-name="T78_21"><text:s/></text:span><text:span text:style-name="T78_22">que</text:span><text:span text:style-name="T78_23"><text:s/></text:span><text:span text:style-name="T78_24">presten</text:span><text:span text:style-name="T78_25"><text:s/></text:span><text:span text:style-name="T78_26">se</text:span><text:span text:style-name="T78_27"><text:s/></text:span><text:span text:style-name="T78_28">apeguen</text:span><text:span text:style-name="T78_29"><text:s/></text:span><text:span text:style-name="T78_30">a</text:span><text:span text:style-name="T78_31"><text:s/></text:span><text:span text:style-name="T78_32">las</text:span><text:span text:style-name="T78_33"><text:s/></text:span><text:span text:style-name="T78_34">condiciones</text:span><text:span text:style-name="T78_35"><text:s/></text:span><text:span text:style-name="T78_36">estipuladas</text:span><text:span text:style-name="T78_37"><text:s/></text:span><text:span text:style-name="T78_38">en</text:span><text:span text:style-name="T78_39"><text:s/></text:span><text:span text:style-name="T78_40">los</text:span><text:span text:style-name="T78_41"><text:s/></text:span><text:span text:style-name="T78_42">contratos</text:span><text:span text:style-name="T78_43"><text:s/></text:span><text:span text:style-name="T78_44">y</text:span><text:span text:style-name="T78_45"><text:s/></text:span><text:span text:style-name="T78_46">a</text:span><text:span text:style-name="T78_47"><text:s/></text:span><text:span text:style-name="T78_48">las</text:span><text:span text:style-name="T78_49"><text:s/></text:span><text:span text:style-name="T78_50">especificaciones</text:span><text:span text:style-name="T78_51"><text:s/></text:span><text:span text:style-name="T78_52">requeridas</text:span></text:p>
            <text:p text:style-name="P79"><text:span text:style-name="T79_1">-</text:span><text:span text:style-name="T79_2">Formular</text:span><text:span text:style-name="T79_3"><text:s/></text:span><text:span text:style-name="T79_4">presupuestos</text:span><text:span text:style-name="T79_5"><text:s/></text:span><text:span text:style-name="T79_6">anuales</text:span></text:p>
            <text:p text:style-name="P80"><text:span text:style-name="T80_1">-</text:span><text:span text:style-name="T80_2">Elaborar</text:span><text:span text:style-name="T80_3"><text:s/></text:span><text:span text:style-name="T80_4">el</text:span><text:span text:style-name="T80_5"><text:s/></text:span><text:span text:style-name="T80_6">programa</text:span><text:span text:style-name="T80_7"><text:s/></text:span><text:span text:style-name="T80_8">anual</text:span><text:span text:style-name="T80_9"><text:s/></text:span><text:span text:style-name="T80_10">de</text:span><text:span text:style-name="T80_11"><text:s/></text:span><text:span text:style-name="T80_12">mantenimiento</text:span><text:span text:style-name="T80_13"><text:s/></text:span><text:span text:style-name="T80_14">preventivo</text:span><text:span text:style-name="T80_15"><text:s/></text:span><text:span text:style-name="T80_16">y</text:span><text:span text:style-name="T80_17"><text:s/></text:span><text:span text:style-name="T80_18">correctivo</text:span></text:p>
            <text:p text:style-name="P81"><text:span text:style-name="T81_1">-</text:span><text:span text:style-name="T81_2">Realizar</text:span><text:span text:style-name="T81_3"><text:s/></text:span><text:span text:style-name="T81_4">visitas</text:span><text:span text:style-name="T81_5"><text:s/></text:span><text:span text:style-name="T81_6">de</text:span><text:span text:style-name="T81_7"><text:s/></text:span><text:span text:style-name="T81_8">supervisión</text:span><text:span text:style-name="T81_9"><text:s/></text:span><text:span text:style-name="T81_10">a</text:span><text:span text:style-name="T81_11"><text:s/></text:span><text:span text:style-name="T81_12">las</text:span><text:span text:style-name="T81_13"><text:s/></text:span><text:span text:style-name="T81_14">instalaciones</text:span></text:p>
            <text:p text:style-name="P82"><text:span text:style-name="T82_1">-</text:span><text:span text:style-name="T82_2">Coordinar</text:span><text:span text:style-name="T82_3">,<text:s/></text:span><text:span text:style-name="T82_4">orientar</text:span><text:span text:style-name="T82_5"><text:s/></text:span><text:span text:style-name="T82_6">y</text:span><text:span text:style-name="T82_7"><text:s/></text:span><text:span text:style-name="T82_8">apoyar</text:span><text:span text:style-name="T82_9"><text:s/></text:span><text:span text:style-name="T82_10">las</text:span><text:span text:style-name="T82_11"><text:s/></text:span><text:span text:style-name="T82_12">actividades</text:span><text:span text:style-name="T82_13"><text:s/></text:span><text:span text:style-name="T82_14">de</text:span><text:span text:style-name="T82_15"><text:s/></text:span><text:span text:style-name="T82_16">su</text:span><text:span text:style-name="T82_17"><text:s/></text:span><text:span text:style-name="T82_18">personal</text:span><text:span text:style-name="T82_19"><text:s/></text:span><text:span text:style-name="T82_20">de</text:span><text:span text:style-name="T82_21"><text:s/></text:span><text:span text:style-name="T82_22">mantenimiento</text:span></text:p>
            <text:p text:style-name="P83"><text:span text:style-name="T83_1">-</text:span><text:span text:style-name="T83_2">Realizar</text:span><text:span text:style-name="T83_3"><text:s/></text:span><text:span text:style-name="T83_4">reportes</text:span><text:span text:style-name="T83_5"><text:s/></text:span><text:span text:style-name="T83_6">de</text:span><text:span text:style-name="T83_7"><text:s/></text:span><text:span text:style-name="T83_8">compras</text:span><text:span text:style-name="T83_9"><text:s/></text:span><text:span text:style-name="T83_10">necesarias</text:span></text:p>
          </table:table-cell>
        </table:table-row>
      </table:table>
      <text:p text:style-name="P84"/>
      <text:p text:style-name="P85"><text:span text:style-name="T85_1">Programador</text:span></text:p>
      <text:p text:style-name="P86"/>
      <table:table table:style-name="Table8">
        <table:table-column table:style-name="Column15"/>
        <table:table-column table:style-name="Column16"/>
        <table:table-row table:style-name="Row16">
          <table:table-cell table:style-name="Cell31">
            <text:p text:style-name="P87"><text:span text:style-name="T87_1">MISIONES</text:span></text:p>
          </table:table-cell>
          <table:table-cell table:style-name="Cell32">
            <text:p text:style-name="P88"><text:span text:style-name="T88_1">FUNCIONES</text:span></text:p>
          </table:table-cell>
        </table:table-row>
        <table:table-row table:style-name="Row17">
          <table:table-cell table:style-name="Cell33">
            <text:p text:style-name="P89"><text:span text:style-name="T89_1">Realizar</text:span><text:span text:style-name="T89_2"><text:s/></text:span><text:span text:style-name="T89_3">correctamente</text:span><text:span text:style-name="T89_4"><text:s/></text:span><text:span text:style-name="T89_5">el</text:span><text:span text:style-name="T89_6"><text:s/></text:span><text:span text:style-name="T89_7">desarrollo</text:span><text:span text:style-name="T89_8"><text:s/></text:span><text:span text:style-name="T89_9">y</text:span><text:span text:style-name="T89_10"><text:s/></text:span><text:span text:style-name="T89_11">mantenimiento</text:span><text:span text:style-name="T89_12"><text:s/></text:span><text:span text:style-name="T89_13">del</text:span><text:span text:style-name="T89_14"><text:s/></text:span><text:span text:style-name="T89_15">software</text:span></text:p>
          </table:table-cell>
          <table:table-cell table:style-name="Cell34">
            <text:p text:style-name="P90"><text:span text:style-name="T90_1">-</text:span><text:span text:style-name="T90_2">Programar</text:span><text:span text:style-name="T90_3"><text:s/></text:span><text:span text:style-name="T90_4">el</text:span><text:span text:style-name="T90_5"><text:s/></text:span><text:span text:style-name="T90_6">software</text:span><text:span text:style-name="T90_7"><text:s/></text:span><text:span text:style-name="T90_8">necesario</text:span></text:p>
            <text:p text:style-name="P91"><text:span text:style-name="T91_1">-</text:span><text:span text:style-name="T91_2">Documentar</text:span><text:span text:style-name="T91_3"><text:s/></text:span><text:span text:style-name="T91_4">correctamente</text:span><text:span text:style-name="T91_5"><text:s/></text:span><text:span text:style-name="T91_6">el</text:span><text:span text:style-name="T91_7"><text:s/></text:span><text:span text:style-name="T91_8">software</text:span></text:p>
            <text:p text:style-name="P92"><text:span text:style-name="T92_1">-</text:span><text:span text:style-name="T92_2">Capacitar</text:span><text:span text:style-name="T92_3"><text:s/></text:span><text:span text:style-name="T92_4">al</text:span><text:span text:style-name="T92_5"><text:s/></text:span><text:span text:style-name="T92_6">personal</text:span><text:span text:style-name="T92_7"><text:s/></text:span><text:span text:style-name="T92_8">que</text:span><text:span text:style-name="T92_9"><text:s/></text:span><text:span text:style-name="T92_10">utilizará</text:span><text:span text:style-name="T92_11"><text:s/></text:span><text:span text:style-name="T92_12">el</text:span><text:span text:style-name="T92_13"><text:s/></text:span><text:span text:style-name="T92_14">software</text:span></text:p>
          </table:table-cell>
        </table:table-row>
      </table:table>
      <text:p text:style-name="P93"/>
      <text:p text:style-name="P94"><text:span text:style-name="T94_1">Analista</text:span><text:span text:style-name="T94_2">-</text:span><text:span text:style-name="T94_3">Diseñador</text:span></text:p>
      <text:p text:style-name="P95"/>
      <table:table table:style-name="Table9">
        <table:table-column table:style-name="Column17"/>
        <table:table-column table:style-name="Column18"/>
        <table:table-row table:style-name="Row18">
          <table:table-cell table:style-name="Cell35">
            <text:p text:style-name="P96"><text:span text:style-name="T96_1">MISIONES</text:span></text:p>
          </table:table-cell>
          <table:table-cell table:style-name="Cell36">
            <text:p text:style-name="P97"><text:span text:style-name="T97_1">FUNCIONES</text:span></text:p>
          </table:table-cell>
        </table:table-row>
        <table:table-row table:style-name="Row19">
          <table:table-cell table:style-name="Cell37">
            <text:p text:style-name="P98"><text:span text:style-name="T98_1">Realizar</text:span><text:span text:style-name="T98_2"><text:s/></text:span><text:span text:style-name="T98_3">un</text:span><text:span text:style-name="T98_4"><text:s/></text:span><text:span text:style-name="T98_5">diseño</text:span><text:span text:style-name="T98_6"><text:s/></text:span><text:span text:style-name="T98_7">de</text:span><text:span text:style-name="T98_8"><text:s/></text:span><text:span text:style-name="T98_9">software</text:span><text:span text:style-name="T98_10"><text:s/></text:span><text:span text:style-name="T98_11">acorde</text:span><text:span text:style-name="T98_12"><text:s/></text:span><text:span text:style-name="T98_13">a</text:span><text:span text:style-name="T98_14"><text:s/></text:span><text:span text:style-name="T98_15">las</text:span><text:span text:style-name="T98_16"><text:s/></text:span><text:span text:style-name="T98_17">necesidades</text:span><text:span text:style-name="T98_18"><text:s/></text:span><text:span text:style-name="T98_19">requeridas</text:span><text:span text:style-name="T98_20"><text:s/></text:span><text:span text:style-name="T98_21">por</text:span><text:span text:style-name="T98_22"><text:s/></text:span><text:span text:style-name="T98_23">la</text:span><text:span text:style-name="T98_24"><text:s/></text:span><text:span text:style-name="T98_25">empresa</text:span></text:p>
          </table:table-cell>
          <table:table-cell table:style-name="Cell38">
            <text:p text:style-name="P99"><text:span text:style-name="T99_1">-</text:span><text:span text:style-name="T99_2">Establecer</text:span><text:span text:style-name="T99_3"><text:s/></text:span><text:span text:style-name="T99_4">el</text:span><text:span text:style-name="T99_5"><text:s/></text:span><text:span text:style-name="T99_6">dominio</text:span><text:span text:style-name="T99_7"><text:s/></text:span><text:span text:style-name="T99_8">del</text:span><text:span text:style-name="T99_9"><text:s/></text:span><text:span text:style-name="T99_10">problema</text:span><text:span text:style-name="T99_11"><text:s/></text:span><text:span text:style-name="T99_12">a</text:span><text:span text:style-name="T99_13"><text:s/></text:span><text:span text:style-name="T99_14">resolver</text:span></text:p>
            <text:p text:style-name="P100"><text:span text:style-name="T100_1">-</text:span><text:span text:style-name="T100_2">Realizar</text:span><text:span text:style-name="T100_3"><text:s/></text:span><text:span text:style-name="T100_4">encuestas</text:span><text:span text:style-name="T100_5">,<text:s/></text:span><text:span text:style-name="T100_6">entrevistas</text:span><text:span text:style-name="T100_7"><text:s/></text:span><text:span text:style-name="T100_8">y</text:span><text:span text:style-name="T100_9"><text:s/></text:span><text:span text:style-name="T100_10">la</text:span><text:span text:style-name="T100_11"><text:s/></text:span><text:span text:style-name="T100_12">investigación</text:span><text:span text:style-name="T100_13"><text:s/></text:span><text:span text:style-name="T100_14">necesaria</text:span><text:span text:style-name="T100_15"><text:s/></text:span><text:span text:style-name="T100_16">para</text:span><text:span text:style-name="T100_17"><text:s/></text:span><text:span text:style-name="T100_18">comprender</text:span><text:span text:style-name="T100_19"><text:s/></text:span><text:span text:style-name="T100_20">el</text:span><text:span text:style-name="T100_21"><text:s/></text:span><text:span text:style-name="T100_22">dominio</text:span><text:span text:style-name="T100_23"><text:s/></text:span><text:span text:style-name="T100_24">del</text:span><text:span text:style-name="T100_25"><text:s/></text:span><text:span text:style-name="T100_26">problema</text:span></text:p>
            <text:p text:style-name="P101"><text:span text:style-name="T101_1">-</text:span><text:span text:style-name="T101_2">Diseñar</text:span><text:span text:style-name="T101_3"><text:s/></text:span><text:span text:style-name="T101_4">una</text:span><text:span text:style-name="T101_5"><text:s/></text:span><text:span text:style-name="T101_6">solución</text:span><text:span text:style-name="T101_7"><text:s/></text:span><text:span text:style-name="T101_8">eficiente</text:span><text:span text:style-name="T101_9"><text:s/></text:span><text:span text:style-name="T101_10">que</text:span><text:span text:style-name="T101_11"><text:s/></text:span><text:span text:style-name="T101_12">resuelva</text:span><text:span text:style-name="T101_13"><text:s/></text:span><text:span text:style-name="T101_14">el</text:span><text:span text:style-name="T101_15"><text:s/></text:span><text:span text:style-name="T101_16">problema</text:span></text:p>
            <text:p text:style-name="P102"><text:span text:style-name="T102_1">-</text:span><text:span text:style-name="T102_2">Entregar</text:span><text:span text:style-name="T102_3"><text:s/></text:span><text:span text:style-name="T102_4">los</text:span><text:span text:style-name="T102_5"><text:s/></text:span><text:span text:style-name="T102_6">diseños</text:span><text:span text:style-name="T102_7"><text:s/></text:span><text:span text:style-name="T102_8">al</text:span><text:span text:style-name="T102_9"><text:s/></text:span><text:span text:style-name="T102_10">programador</text:span><text:span text:style-name="T102_11"><text:s/></text:span><text:span text:style-name="T102_12">de</text:span><text:span text:style-name="T102_13"><text:s/></text:span><text:span text:style-name="T102_14">una</text:span><text:span text:style-name="T102_15"><text:s/></text:span><text:span text:style-name="T102_16">forma</text:span><text:span text:style-name="T102_17"><text:s/></text:span><text:span text:style-name="T102_18">clara</text:span><text:span text:style-name="T102_19"><text:s/></text:span><text:span text:style-name="T102_20">y</text:span><text:span text:style-name="T102_21"><text:s/></text:span><text:span text:style-name="T102_22">sin</text:span><text:span text:style-name="T102_23"><text:s/></text:span><text:span text:style-name="T102_24">ambigüedades</text:span></text:p>
          </table:table-cell>
        </table:table-row>
      </table:table>
      <text:p text:style-name="P103"/>
      <text:p text:style-name="P104"/>
      <text:p text:style-name="P105"><text:span text:style-name="T105_1">Área</text:span><text:span text:style-name="T105_2"><text:s/></text:span><text:span text:style-name="T105_3">de</text:span><text:span text:style-name="T105_4"><text:s/></text:span><text:span text:style-name="T105_5">desarrollo</text:span></text:p>
      <text:p text:style-name="P106"/>
      <table:table table:style-name="Table10">
        <table:table-column table:style-name="Column19"/>
        <table:table-column table:style-name="Column20"/>
        <table:table-row table:style-name="Row20">
          <table:table-cell table:style-name="Cell39">
            <text:p text:style-name="P107"><text:span text:style-name="T107_1">MISIONES</text:span></text:p>
          </table:table-cell>
          <table:table-cell table:style-name="Cell40">
            <text:p text:style-name="P108"><text:span text:style-name="T108_1">FUNCIONES</text:span></text:p>
          </table:table-cell>
        </table:table-row>
        <table:table-row table:style-name="Row21">
          <table:table-cell table:style-name="Cell41">
            <text:p text:style-name="P109"><text:span text:style-name="T109_1">Gestionar</text:span><text:span text:style-name="T109_2"><text:s/></text:span><text:span text:style-name="T109_3">eficientemente</text:span><text:span text:style-name="T109_4"><text:s/></text:span><text:span text:style-name="T109_5">el</text:span><text:span text:style-name="T109_6"><text:s/></text:span><text:span text:style-name="T109_7">desarrollo</text:span><text:span text:style-name="T109_8"><text:s/></text:span><text:span text:style-name="T109_9">de</text:span><text:span text:style-name="T109_10"><text:s/></text:span><text:span text:style-name="T109_11">software</text:span></text:p>
          </table:table-cell>
          <table:table-cell table:style-name="Cell42">
            <text:p text:style-name="P110"><text:span text:style-name="T110_1">-</text:span><text:span text:style-name="T110_2">Coordinar</text:span><text:span text:style-name="T110_3"><text:s/></text:span><text:span text:style-name="T110_4">los</text:span><text:span text:style-name="T110_5"><text:s/></text:span><text:span text:style-name="T110_6">distintos</text:span><text:span text:style-name="T110_7"><text:s/></text:span><text:span text:style-name="T110_8">proyectos</text:span></text:p>
            <text:p text:style-name="P111"><text:span text:style-name="T111_1">-</text:span><text:span text:style-name="T111_2">Dar</text:span><text:span text:style-name="T111_3"><text:s/></text:span><text:span text:style-name="T111_4">seguimiento</text:span><text:span text:style-name="T111_5"><text:s/></text:span><text:span text:style-name="T111_6">de</text:span><text:span text:style-name="T111_7"><text:s/></text:span><text:span text:style-name="T111_8">las</text:span><text:span text:style-name="T111_9"><text:s/></text:span><text:span text:style-name="T111_10">actividades</text:span><text:span text:style-name="T111_11"><text:s/></text:span><text:span text:style-name="T111_12">de</text:span><text:span text:style-name="T111_13"><text:s/></text:span><text:span text:style-name="T111_14">los</text:span><text:span text:style-name="T111_15"><text:s/></text:span><text:span text:style-name="T111_16">proyectos</text:span></text:p>
            <text:p text:style-name="P112"><text:span text:style-name="T112_1">-</text:span><text:span text:style-name="T112_2">Generar</text:span><text:span text:style-name="T112_3"><text:s/></text:span><text:span text:style-name="T112_4">reportes</text:span><text:span text:style-name="T112_5"><text:s/></text:span><text:span text:style-name="T112_6">sobre</text:span><text:span text:style-name="T112_7"><text:s/></text:span><text:span text:style-name="T112_8">los</text:span><text:span text:style-name="T112_9"><text:s/></text:span><text:span text:style-name="T112_10">avances</text:span><text:span text:style-name="T112_11"><text:s/></text:span><text:span text:style-name="T112_12">de</text:span><text:span text:style-name="T112_13"><text:s/></text:span><text:span text:style-name="T112_14">cada</text:span><text:span text:style-name="T112_15"><text:s/></text:span><text:span text:style-name="T112_16">proyecto</text:span></text:p>
          </table:table-cell>
        </table:table-row>
      </table:table>
      <text:p text:style-name="P113"/>
      <text:p text:style-name="P114"/>
      <text:p text:style-name="P115"><text:span text:style-name="T115_1">Gerencia</text:span><text:span text:style-name="T115_2"><text:s/></text:span><text:span text:style-name="T115_3">de</text:span><text:span text:style-name="T115_4"><text:s/></text:span><text:span text:style-name="T115_5">TICs</text:span></text:p>
      <text:p text:style-name="P116"/>
      <table:table table:style-name="Table11">
        <table:table-column table:style-name="Column21"/>
        <table:table-column table:style-name="Column22"/>
        <table:table-row table:style-name="Row22">
          <table:table-cell table:style-name="Cell43">
            <text:p text:style-name="P117"><text:span text:style-name="T117_1">MISIONES</text:span></text:p>
          </table:table-cell>
          <table:table-cell table:style-name="Cell44">
            <text:p text:style-name="P118"><text:span text:style-name="T118_1">FUNCIONES</text:span></text:p>
          </table:table-cell>
        </table:table-row>
        <table:table-row table:style-name="Row23">
          <table:table-cell table:style-name="Cell45">
            <text:p text:style-name="P119"><text:span text:style-name="T119_1">Planificar</text:span><text:span text:style-name="T119_2">,<text:s/></text:span><text:span text:style-name="T119_3">dirigir</text:span><text:span text:style-name="T119_4">,<text:s/></text:span><text:span text:style-name="T119_5">controlar</text:span><text:span text:style-name="T119_6"><text:s/></text:span><text:span text:style-name="T119_7">y</text:span><text:span text:style-name="T119_8"><text:s/></text:span><text:span text:style-name="T119_9">definir</text:span><text:span text:style-name="T119_10"><text:s/></text:span><text:span text:style-name="T119_11">los</text:span><text:span text:style-name="T119_12"><text:s/></text:span><text:span text:style-name="T119_13">procesos</text:span><text:span text:style-name="T119_14"><text:s/></text:span><text:span text:style-name="T119_15">para</text:span><text:span text:style-name="T119_16"><text:s/></text:span><text:span text:style-name="T119_17">el</text:span><text:span text:style-name="T119_18"><text:s/></text:span><text:span text:style-name="T119_19">desarrollo</text:span><text:span text:style-name="T119_20"><text:s/></text:span><text:span text:style-name="T119_21">de</text:span><text:span text:style-name="T119_22"><text:s/></text:span><text:span text:style-name="T119_23">las</text:span><text:span text:style-name="T119_24"><text:s/></text:span><text:span text:style-name="T119_25">tecnologías</text:span><text:span text:style-name="T119_26"><text:s/></text:span><text:span text:style-name="T119_27">de</text:span><text:span text:style-name="T119_28"><text:s/></text:span><text:span text:style-name="T119_29">la</text:span><text:span text:style-name="T119_30"><text:s/></text:span><text:span text:style-name="T119_31">información</text:span><text:span text:style-name="T119_32"><text:s/></text:span><text:span text:style-name="T119_33">y</text:span><text:span text:style-name="T119_34"><text:s/></text:span><text:span text:style-name="T119_35">comunicación</text:span><text:span text:style-name="T119_36">,<text:s/></text:span><text:span text:style-name="T119_37">alineándose</text:span><text:span text:style-name="T119_38"><text:s/></text:span><text:span text:style-name="T119_39">con</text:span><text:span text:style-name="T119_40"><text:s/></text:span><text:span text:style-name="T119_41">los</text:span><text:span text:style-name="T119_42"><text:s/></text:span><text:span text:style-name="T119_43">objetivos</text:span><text:span text:style-name="T119_44"><text:s/></text:span><text:span text:style-name="T119_45">estratégicos</text:span><text:span text:style-name="T119_46"><text:s/></text:span><text:span text:style-name="T119_47">y</text:span><text:span text:style-name="T119_48"><text:s/></text:span><text:span text:style-name="T119_49">proyectos</text:span><text:span text:style-name="T119_50"><text:s/></text:span><text:span text:style-name="T119_51">empresariales</text:span></text:p>
          </table:table-cell>
          <table:table-cell table:style-name="Cell46">
            <text:p text:style-name="P120"><text:span text:style-name="T120_1">-</text:span><text:span text:style-name="T120_2">Elaboración</text:span><text:span text:style-name="T120_3"><text:s/></text:span><text:span text:style-name="T120_4">del</text:span><text:span text:style-name="T120_5"><text:s/></text:span><text:span text:style-name="T120_6">Plan</text:span><text:span text:style-name="T120_7"><text:s/></text:span><text:span text:style-name="T120_8">Estratégico</text:span><text:span text:style-name="T120_9"><text:s/></text:span><text:span text:style-name="T120_10">anual</text:span></text:p>
            <text:p text:style-name="P121"><text:span text:style-name="T121_1">-</text:span><text:span text:style-name="T121_2">Elaboración</text:span><text:span text:style-name="T121_3"><text:s/></text:span><text:span text:style-name="T121_4">y</text:span><text:span text:style-name="T121_5"><text:s/></text:span><text:span text:style-name="T121_6">propuesta</text:span><text:span text:style-name="T121_7"><text:s/></text:span><text:span text:style-name="T121_8">del</text:span><text:span text:style-name="T121_9"><text:s/></text:span><text:span text:style-name="T121_10">presupuesto</text:span><text:span text:style-name="T121_11"><text:s/></text:span><text:span text:style-name="T121_12">del</text:span><text:span text:style-name="T121_13"><text:s/></text:span><text:span text:style-name="T121_14">área</text:span></text:p>
            <text:p text:style-name="P122"><text:span text:style-name="T122_1">-</text:span><text:span text:style-name="T122_2">Promover</text:span><text:span text:style-name="T122_3"><text:s/></text:span><text:span text:style-name="T122_4">en</text:span><text:span text:style-name="T122_5"><text:s/></text:span><text:span text:style-name="T122_6">conjunto</text:span><text:span text:style-name="T122_7"><text:s/></text:span><text:span text:style-name="T122_8">con</text:span><text:span text:style-name="T122_9"><text:s/></text:span><text:span text:style-name="T122_10">el</text:span><text:span text:style-name="T122_11"><text:s/></text:span><text:span text:style-name="T122_12">área</text:span><text:span text:style-name="T122_13"><text:s/></text:span><text:span text:style-name="T122_14">de</text:span><text:span text:style-name="T122_15"><text:s/></text:span><text:span text:style-name="T122_16">Recursos</text:span><text:span text:style-name="T122_17"><text:s/></text:span><text:span text:style-name="T122_18">Humanos</text:span><text:span text:style-name="T122_19"><text:s/></text:span><text:span text:style-name="T122_20">el</text:span><text:span text:style-name="T122_21"><text:s/></text:span><text:span text:style-name="T122_22">desarrollo</text:span><text:span text:style-name="T122_23">,<text:s/></text:span><text:span text:style-name="T122_24">capacitación</text:span><text:span text:style-name="T122_25"><text:s/></text:span><text:span text:style-name="T122_26">y</text:span><text:span text:style-name="T122_27"><text:s/></text:span><text:span text:style-name="T122_28">evaluación</text:span><text:span text:style-name="T122_29"><text:s/></text:span><text:span text:style-name="T122_30">de</text:span><text:span text:style-name="T122_31"><text:s/></text:span><text:span text:style-name="T122_32">los</text:span><text:span text:style-name="T122_33"><text:s/></text:span><text:span text:style-name="T122_34">recursos</text:span><text:span text:style-name="T122_35"><text:s/></text:span><text:span text:style-name="T122_36">humanos</text:span><text:span text:style-name="T122_37"><text:s/></text:span><text:span text:style-name="T122_38">del</text:span><text:span text:style-name="T122_39"><text:s/></text:span><text:span text:style-name="T122_40">área</text:span></text:p>
            <text:p text:style-name="P123"><text:span text:style-name="T123_1">-</text:span><text:span text:style-name="T123_2">Supervisión</text:span><text:span text:style-name="T123_3"><text:s/></text:span><text:span text:style-name="T123_4">de</text:span><text:span text:style-name="T123_5"><text:s/></text:span><text:span text:style-name="T123_6">todas</text:span><text:span text:style-name="T123_7"><text:s/></text:span><text:span text:style-name="T123_8">las</text:span><text:span text:style-name="T123_9"><text:s/></text:span><text:span text:style-name="T123_10">áreas</text:span><text:span text:style-name="T123_11"><text:s/></text:span><text:span text:style-name="T123_12">de</text:span><text:span text:style-name="T123_13"><text:s/></text:span><text:span text:style-name="T123_14">TICs</text:span><text:span text:style-name="T123_15"><text:s/></text:span><text:span text:style-name="T123_16">y</text:span><text:span text:style-name="T123_17"><text:s/></text:span><text:span text:style-name="T123_18">su</text:span><text:span text:style-name="T123_19"><text:s/></text:span><text:span text:style-name="T123_20">inspección</text:span><text:span text:style-name="T123_21"><text:s/></text:span><text:span text:style-name="T123_22">continua</text:span></text:p>
            <text:p text:style-name="P124"><text:span text:style-name="T124_1">-</text:span><text:span text:style-name="T124_2">Aprobar</text:span><text:span text:style-name="T124_3"><text:s/></text:span><text:span text:style-name="T124_4">o</text:span><text:span text:style-name="T124_5"><text:s/></text:span><text:span text:style-name="T124_6">rechazar</text:span><text:span text:style-name="T124_7"><text:s/></text:span><text:span text:style-name="T124_8">propuestas</text:span><text:span text:style-name="T124_9"><text:s/></text:span><text:span text:style-name="T124_10">de</text:span><text:span text:style-name="T124_11"><text:s/></text:span><text:span text:style-name="T124_12">nuevos</text:span><text:span text:style-name="T124_13"><text:s/></text:span><text:span text:style-name="T124_14">proyectos</text:span></text:p>
          </table:table-cell>
        </table:table-row>
      </table:table>
      <text:p text:style-name="P125"/>
      <text:p text:style-name="P126"><text:span text:style-name="T126_1">Departamento</text:span><text:span text:style-name="T126_2"><text:s/></text:span><text:span text:style-name="T126_3">de</text:span><text:span text:style-name="T126_4"><text:s/></text:span><text:span text:style-name="T126_5">Compras</text:span></text:p>
      <text:p text:style-name="P127"/>
      <table:table table:style-name="Table12">
        <table:table-column table:style-name="Column23"/>
        <table:table-column table:style-name="Column24"/>
        <table:table-row table:style-name="Row24">
          <table:table-cell table:style-name="Cell47">
            <text:p text:style-name="P128"><text:span text:style-name="T128_1">MISIONES</text:span></text:p>
          </table:table-cell>
          <table:table-cell table:style-name="Cell48">
            <text:p text:style-name="P129"><text:span text:style-name="T129_1">FUNCIONES</text:span></text:p>
          </table:table-cell>
        </table:table-row>
        <table:table-row table:style-name="Row25">
          <table:table-cell table:style-name="Cell49">
            <text:p text:style-name="P130"><text:span text:style-name="T130_1">Realizar</text:span><text:span text:style-name="T130_2"><text:s/></text:span><text:span text:style-name="T130_3">eficientemente</text:span><text:span text:style-name="T130_4"><text:s/></text:span><text:span text:style-name="T130_5">las</text:span><text:span text:style-name="T130_6"><text:s/></text:span><text:span text:style-name="T130_7">compras</text:span><text:span text:style-name="T130_8"><text:s/></text:span><text:span text:style-name="T130_9">de</text:span><text:span text:style-name="T130_10"><text:s/></text:span><text:span text:style-name="T130_11">la</text:span><text:span text:style-name="T130_12"><text:s/></text:span><text:span text:style-name="T130_13">empresa</text:span></text:p>
          </table:table-cell>
          <table:table-cell table:style-name="Cell50">
            <text:p text:style-name="P131"><text:span text:style-name="T131_1">-</text:span><text:span text:style-name="T131_2">Seleccionar</text:span><text:span text:style-name="T131_3"><text:s/></text:span><text:span text:style-name="T131_4">proveedores</text:span><text:span text:style-name="T131_5"><text:s/></text:span><text:span text:style-name="T131_6">y</text:span><text:span text:style-name="T131_7"><text:s/></text:span><text:span text:style-name="T131_8">buscar</text:span><text:span text:style-name="T131_9"><text:s/></text:span><text:span text:style-name="T131_10">alternativas</text:span></text:p>
            <text:p text:style-name="P132"><text:span text:style-name="T132_1">-</text:span><text:span text:style-name="T132_2">Pedir</text:span><text:span text:style-name="T132_3"><text:s/></text:span><text:span text:style-name="T132_4">presupuestos</text:span><text:span text:style-name="T132_5"><text:s/></text:span><text:span text:style-name="T132_6">y</text:span><text:span text:style-name="T132_7"><text:s/></text:span><text:span text:style-name="T132_8">realizar</text:span><text:span text:style-name="T132_9"><text:s/></text:span><text:span text:style-name="T132_10">compras</text:span><text:span text:style-name="T132_11"><text:s/></text:span><text:span text:style-name="T132_12">específicas</text:span></text:p>
            <text:p text:style-name="P133"><text:span text:style-name="T133_1">-</text:span><text:span text:style-name="T133_2">Gestionar</text:span><text:span text:style-name="T133_3"><text:s/></text:span><text:span text:style-name="T133_4">la</text:span><text:span text:style-name="T133_5"><text:s/></text:span><text:span text:style-name="T133_6">relación</text:span><text:span text:style-name="T133_7"><text:s/></text:span><text:span text:style-name="T133_8">con</text:span><text:span text:style-name="T133_9"><text:s/></text:span><text:span text:style-name="T133_10">los</text:span><text:span text:style-name="T133_11"><text:s/></text:span><text:span text:style-name="T133_12">proveedores</text:span></text:p>
            <text:p text:style-name="P134"><text:span text:style-name="T134_1">-</text:span><text:span text:style-name="T134_2">Comparar</text:span><text:span text:style-name="T134_3"><text:s/></text:span><text:span text:style-name="T134_4">precios</text:span></text:p>
          </table:table-cell>
        </table:table-row>
      </table:table>
      <text:p text:style-name="P135"/>
      <text:p text:style-name="P136"/>
      <text:p text:style-name="P137"><text:span text:style-name="T137_1">RR</text:span><text:span text:style-name="T137_2">.</text:span><text:span text:style-name="T137_3">HH</text:span><text:span text:style-name="T137_4">.</text:span></text:p>
      <text:p text:style-name="P138"/>
      <table:table table:style-name="Table13">
        <table:table-column table:style-name="Column25"/>
        <table:table-column table:style-name="Column26"/>
        <table:table-row table:style-name="Row26">
          <table:table-cell table:style-name="Cell51">
            <text:p text:style-name="P139"><text:span text:style-name="T139_1">MISIONES</text:span></text:p>
          </table:table-cell>
          <table:table-cell table:style-name="Cell52">
            <text:p text:style-name="P140"><text:span text:style-name="T140_1">FUNCIONES</text:span></text:p>
          </table:table-cell>
        </table:table-row>
        <table:table-row table:style-name="Row27">
          <table:table-cell table:style-name="Cell53">
            <text:p text:style-name="P141"><text:span text:style-name="T141_1">Garantizar</text:span><text:span text:style-name="T141_2"><text:s/></text:span><text:span text:style-name="T141_3">la</text:span><text:span text:style-name="T141_4"><text:s/></text:span><text:span text:style-name="T141_5">excelencia</text:span><text:span text:style-name="T141_6"><text:s/></text:span><text:span text:style-name="T141_7">del</text:span><text:span text:style-name="T141_8"><text:s/></text:span><text:span text:style-name="T141_9">personal</text:span><text:span text:style-name="T141_10"><text:s/></text:span><text:span text:style-name="T141_11">de</text:span><text:span text:style-name="T141_12"><text:s/></text:span><text:span text:style-name="T141_13">la</text:span><text:span text:style-name="T141_14"><text:s/></text:span><text:span text:style-name="T141_15">empresa</text:span></text:p>
          </table:table-cell>
          <table:table-cell table:style-name="Cell54">
            <text:p text:style-name="P142"><text:span text:style-name="T142_1">-</text:span><text:span text:style-name="T142_2">Reclutamiento</text:span><text:span text:style-name="T142_3"><text:s/></text:span><text:span text:style-name="T142_4">y</text:span><text:span text:style-name="T142_5"><text:s/></text:span><text:span text:style-name="T142_6">selección</text:span><text:span text:style-name="T142_7"><text:s/></text:span><text:span text:style-name="T142_8">de</text:span><text:span text:style-name="T142_9"><text:s/></text:span><text:span text:style-name="T142_10">personal</text:span></text:p>
            <text:p text:style-name="P143"><text:span text:style-name="T143_1">-</text:span><text:span text:style-name="T143_2">Transmitir</text:span><text:span text:style-name="T143_3"><text:s/></text:span><text:span text:style-name="T143_4">la</text:span><text:span text:style-name="T143_5"><text:s/></text:span><text:span text:style-name="T143_6">cultura</text:span><text:span text:style-name="T143_7"><text:s/></text:span><text:span text:style-name="T143_8">de</text:span><text:span text:style-name="T143_9"><text:s/></text:span><text:span text:style-name="T143_10">la</text:span><text:span text:style-name="T143_11"><text:s/></text:span><text:span text:style-name="T143_12">empresa</text:span><text:span text:style-name="T143_13"><text:s/></text:span><text:span text:style-name="T143_14">al</text:span><text:span text:style-name="T143_15"><text:s/></text:span><text:span text:style-name="T143_16">personal</text:span></text:p>
            <text:p text:style-name="P144"><text:span text:style-name="T144_1">-</text:span><text:span text:style-name="T144_2">Brindar</text:span><text:span text:style-name="T144_3"><text:s/></text:span><text:span text:style-name="T144_4">capacitaciones</text:span><text:span text:style-name="T144_5"><text:s/></text:span><text:span text:style-name="T144_6">continuas</text:span><text:span text:style-name="T144_7"><text:s/></text:span><text:span text:style-name="T144_8">al</text:span><text:span text:style-name="T144_9"><text:s/></text:span><text:span text:style-name="T144_10">personal</text:span></text:p>
            <text:p text:style-name="P145"><text:span text:style-name="T145_1">-</text:span><text:span text:style-name="T145_2">Motivación</text:span><text:span text:style-name="T145_3"><text:s/></text:span><text:span text:style-name="T145_4">y</text:span><text:span text:style-name="T145_5"><text:s/></text:span><text:span text:style-name="T145_6">creación</text:span><text:span text:style-name="T145_7"><text:s/></text:span><text:span text:style-name="T145_8">de</text:span><text:span text:style-name="T145_9"><text:s/></text:span><text:span text:style-name="T145_10">un</text:span><text:span text:style-name="T145_11"><text:s/></text:span><text:span text:style-name="T145_12">clima</text:span><text:span text:style-name="T145_13"><text:s/></text:span><text:span text:style-name="T145_14">laboral</text:span><text:span text:style-name="T145_15"><text:s/></text:span><text:span text:style-name="T145_16">provechoso</text:span></text:p>
            <text:p text:style-name="P146"><text:span text:style-name="T146_1">-</text:span><text:span text:style-name="T146_2">Remuneración</text:span><text:span text:style-name="T146_3"><text:s/></text:span><text:span text:style-name="T146_4">justa</text:span><text:span text:style-name="T146_5"><text:s/></text:span><text:span text:style-name="T146_6">y</text:span><text:span text:style-name="T146_7"><text:s/></text:span><text:span text:style-name="T146_8">equitativa</text:span><text:span text:style-name="T146_9"><text:s/></text:span><text:span text:style-name="T146_10">al</text:span><text:span text:style-name="T146_11"><text:s/></text:span><text:span text:style-name="T146_12">personal</text:span></text:p>
          </table:table-cell>
        </table:table-row>
      </table:table>
      <text:p text:style-name="P147"/>
      <text:p text:style-name="P148"><text:span text:style-name="T148_1">Gerencia</text:span><text:span text:style-name="T148_2"><text:s/></text:span><text:span text:style-name="T148_3">de</text:span><text:span text:style-name="T148_4"><text:s/></text:span><text:span text:style-name="T148_5">Administración</text:span></text:p>
      <text:p text:style-name="P149"/>
      <table:table table:style-name="Table14">
        <table:table-column table:style-name="Column27"/>
        <table:table-column table:style-name="Column28"/>
        <table:table-row table:style-name="Row28">
          <table:table-cell table:style-name="Cell55">
            <text:p text:style-name="P150"><text:span text:style-name="T150_1">MISIONES</text:span></text:p>
          </table:table-cell>
          <table:table-cell table:style-name="Cell56">
            <text:p text:style-name="P151"><text:span text:style-name="T151_1">FUNCIONES</text:span></text:p>
          </table:table-cell>
        </table:table-row>
        <table:table-row table:style-name="Row29">
          <table:table-cell table:style-name="Cell57">
            <text:p text:style-name="P152"><text:span text:style-name="T152_1">Realizar</text:span><text:span text:style-name="T152_2"><text:s/></text:span><text:span text:style-name="T152_3">una</text:span><text:span text:style-name="T152_4"><text:s/></text:span><text:span text:style-name="T152_5">correcta</text:span><text:span text:style-name="T152_6"><text:s/></text:span><text:span text:style-name="T152_7">administración</text:span><text:span text:style-name="T152_8"><text:s/></text:span><text:span text:style-name="T152_9">administrativos</text:span><text:span text:style-name="T152_10"><text:s/></text:span><text:span text:style-name="T152_11">y</text:span><text:span text:style-name="T152_12"><text:s/></text:span><text:span text:style-name="T152_13">contables</text:span></text:p>
          </table:table-cell>
          <table:table-cell table:style-name="Cell58">
            <text:p text:style-name="P153"><text:span text:style-name="T153_1">-</text:span><text:span text:style-name="T153_2">Elaboración</text:span><text:span text:style-name="T153_3"><text:s/></text:span><text:span text:style-name="T153_4">y</text:span><text:span text:style-name="T153_5"><text:s/></text:span><text:span text:style-name="T153_6">control</text:span><text:span text:style-name="T153_7"><text:s/></text:span><text:span text:style-name="T153_8">de</text:span><text:span text:style-name="T153_9"><text:s/></text:span><text:span text:style-name="T153_10">presupuestos</text:span></text:p>
            <text:p text:style-name="P154"><text:span text:style-name="T154_1">-</text:span><text:span text:style-name="T154_2">Control</text:span><text:span text:style-name="T154_3"><text:s/></text:span><text:span text:style-name="T154_4">y</text:span><text:span text:style-name="T154_5"><text:s/></text:span><text:span text:style-name="T154_6">revisión</text:span><text:span text:style-name="T154_7"><text:s/></text:span><text:span text:style-name="T154_8">de</text:span><text:span text:style-name="T154_9"><text:s/></text:span><text:span text:style-name="T154_10">contratos</text:span><text:span text:style-name="T154_11"><text:s/></text:span><text:span text:style-name="T154_12">en</text:span><text:span text:style-name="T154_13"><text:s/></text:span><text:span text:style-name="T154_14">vigencia</text:span></text:p>
            <text:p text:style-name="P155"><text:span text:style-name="T155_1">-</text:span><text:span text:style-name="T155_2">Apoyar</text:span><text:span text:style-name="T155_3"><text:s/></text:span><text:span text:style-name="T155_4">a</text:span><text:span text:style-name="T155_5"><text:s/></text:span><text:span text:style-name="T155_6">la</text:span><text:span text:style-name="T155_7"><text:s/></text:span><text:span text:style-name="T155_8">empresa</text:span><text:span text:style-name="T155_9"><text:s/></text:span><text:span text:style-name="T155_10">en</text:span><text:span text:style-name="T155_11"><text:s/></text:span><text:span text:style-name="T155_12">gestiones</text:span><text:span text:style-name="T155_13"><text:s/></text:span><text:span text:style-name="T155_14">legales</text:span><text:span text:style-name="T155_15"><text:s/></text:span><text:span text:style-name="T155_16">y</text:span><text:span text:style-name="T155_17"><text:s/></text:span><text:span text:style-name="T155_18">reglamentarias</text:span></text:p>
            <text:p text:style-name="P156"><text:span text:style-name="T156_1">-</text:span><text:span text:style-name="T156_2">Proponer</text:span><text:span text:style-name="T156_3"><text:s/></text:span><text:span text:style-name="T156_4">políticas</text:span><text:span text:style-name="T156_5"><text:s/></text:span><text:span text:style-name="T156_6">y</text:span><text:span text:style-name="T156_7"><text:s/></text:span><text:span text:style-name="T156_8">estrategias</text:span><text:span text:style-name="T156_9"><text:s/></text:span><text:span text:style-name="T156_10">vinculadas</text:span><text:span text:style-name="T156_11"><text:s/></text:span><text:span text:style-name="T156_12">con</text:span><text:span text:style-name="T156_13"><text:s/></text:span><text:span text:style-name="T156_14">los</text:span><text:span text:style-name="T156_15"><text:s/></text:span><text:span text:style-name="T156_16">recursos</text:span><text:span text:style-name="T156_17"><text:s/></text:span><text:span text:style-name="T156_18">humanos</text:span></text:p>
          </table:table-cell>
        </table:table-row>
      </table:table>
      <text:p text:style-name="P157"/>
      <text:p text:style-name="P158"><text:span text:style-name="T158_1">Departamento</text:span><text:span text:style-name="T158_2"><text:s/></text:span><text:span text:style-name="T158_3">Contable</text:span></text:p>
      <text:p text:style-name="P159"/>
      <table:table table:style-name="Table15">
        <table:table-column table:style-name="Column29"/>
        <table:table-column table:style-name="Column30"/>
        <table:table-row table:style-name="Row30">
          <table:table-cell table:style-name="Cell59">
            <text:p text:style-name="P160"><text:span text:style-name="T160_1">MISIONES</text:span></text:p>
          </table:table-cell>
          <table:table-cell table:style-name="Cell60">
            <text:p text:style-name="P161"><text:span text:style-name="T161_1">FUNCIONES</text:span></text:p>
          </table:table-cell>
        </table:table-row>
        <table:table-row table:style-name="Row31">
          <table:table-cell table:style-name="Cell61">
            <text:p text:style-name="P162"><text:span text:style-name="T162_1">Garantizar</text:span><text:span text:style-name="T162_2"><text:s/></text:span><text:span text:style-name="T162_3">la</text:span><text:span text:style-name="T162_4"><text:s/></text:span><text:span text:style-name="T162_5">exactitud</text:span><text:span text:style-name="T162_6"><text:s/></text:span><text:span text:style-name="T162_7">y</text:span><text:span text:style-name="T162_8"><text:s/></text:span><text:span text:style-name="T162_9">seguridad</text:span><text:span text:style-name="T162_10"><text:s/></text:span><text:span text:style-name="T162_11">en</text:span><text:span text:style-name="T162_12"><text:s/></text:span><text:span text:style-name="T162_13">la</text:span><text:span text:style-name="T162_14"><text:s/></text:span><text:span text:style-name="T162_15">captación</text:span><text:span text:style-name="T162_16"><text:s/></text:span><text:span text:style-name="T162_17">y</text:span><text:span text:style-name="T162_18"><text:s/></text:span><text:span text:style-name="T162_19">registro</text:span><text:span text:style-name="T162_20"><text:s/></text:span><text:span text:style-name="T162_21">de</text:span><text:span text:style-name="T162_22"><text:s/></text:span><text:span text:style-name="T162_23">las</text:span><text:span text:style-name="T162_24"><text:s/></text:span><text:span text:style-name="T162_25">operaciones</text:span><text:span text:style-name="T162_26"><text:s/></text:span><text:span text:style-name="T162_27">financieras</text:span></text:p>
          </table:table-cell>
          <table:table-cell table:style-name="Cell62">
            <text:p text:style-name="P163"><text:span text:style-name="T163_1">-</text:span><text:span text:style-name="T163_2">Llevar</text:span><text:span text:style-name="T163_3"><text:s/></text:span><text:span text:style-name="T163_4">a</text:span><text:span text:style-name="T163_5"><text:s/></text:span><text:span text:style-name="T163_6">cabo</text:span><text:span text:style-name="T163_7"><text:s/></text:span><text:span text:style-name="T163_8">la</text:span><text:span text:style-name="T163_9"><text:s/></text:span><text:span text:style-name="T163_10">contabilidad</text:span><text:span text:style-name="T163_11"><text:s/></text:span><text:span text:style-name="T163_12">de</text:span><text:span text:style-name="T163_13"><text:s/></text:span><text:span text:style-name="T163_14">la</text:span><text:span text:style-name="T163_15"><text:s/></text:span><text:span text:style-name="T163_16">empresa</text:span></text:p>
            <text:p text:style-name="P164"><text:span text:style-name="T164_1">-</text:span><text:span text:style-name="T164_2">Planificar</text:span><text:span text:style-name="T164_3">,<text:s/></text:span><text:span text:style-name="T164_4">organizar</text:span><text:span text:style-name="T164_5">,<text:s/></text:span><text:span text:style-name="T164_6">dirigir</text:span><text:span text:style-name="T164_7">,<text:s/></text:span><text:span text:style-name="T164_8">controlar</text:span><text:span text:style-name="T164_9"><text:s/></text:span><text:span text:style-name="T164_10">y</text:span><text:span text:style-name="T164_11"><text:s/></text:span><text:span text:style-name="T164_12">coordinar</text:span><text:span text:style-name="T164_13"><text:s/></text:span><text:span text:style-name="T164_14">todas</text:span><text:span text:style-name="T164_15"><text:s/></text:span><text:span text:style-name="T164_16">los</text:span><text:span text:style-name="T164_17"><text:s/></text:span><text:span text:style-name="T164_18">eventos</text:span><text:span text:style-name="T164_19"><text:s/></text:span><text:span text:style-name="T164_20">relacionados</text:span><text:span text:style-name="T164_21"><text:s/></text:span><text:span text:style-name="T164_22">con</text:span><text:span text:style-name="T164_23"><text:s/></text:span><text:span text:style-name="T164_24">el</text:span><text:span text:style-name="T164_25"><text:s/></text:span><text:span text:style-name="T164_26">registro</text:span><text:span text:style-name="T164_27"><text:s/></text:span><text:span text:style-name="T164_28">de</text:span><text:span text:style-name="T164_29"><text:s/></text:span><text:span text:style-name="T164_30">las</text:span><text:span text:style-name="T164_31"><text:s/></text:span><text:span text:style-name="T164_32">operaciones</text:span><text:span text:style-name="T164_33"><text:s/></text:span><text:span text:style-name="T164_34">de</text:span><text:span text:style-name="T164_35"><text:s/></text:span><text:span text:style-name="T164_36">orden</text:span><text:span text:style-name="T164_37"><text:s/></text:span><text:span text:style-name="T164_38">económico</text:span><text:span text:style-name="T164_39"><text:s/></text:span><text:span text:style-name="T164_40">financiera</text:span></text:p>
            <text:p text:style-name="P165"><text:span text:style-name="T165_1">-</text:span><text:span text:style-name="T165_2">Supervisar</text:span><text:span text:style-name="T165_3"><text:s/></text:span><text:span text:style-name="T165_4">y</text:span><text:span text:style-name="T165_5"><text:s/></text:span><text:span text:style-name="T165_6">controlar</text:span><text:span text:style-name="T165_7"><text:s/></text:span><text:span text:style-name="T165_8">todas</text:span><text:span text:style-name="T165_9"><text:s/></text:span><text:span text:style-name="T165_10">las</text:span><text:span text:style-name="T165_11"><text:s/></text:span><text:span text:style-name="T165_12">actividades</text:span><text:span text:style-name="T165_13"><text:s/></text:span><text:span text:style-name="T165_14">relacionadas</text:span><text:span text:style-name="T165_15"><text:s/></text:span><text:span text:style-name="T165_16">con</text:span><text:span text:style-name="T165_17"><text:s/></text:span><text:span text:style-name="T165_18">las</text:span><text:span text:style-name="T165_19"><text:s/></text:span><text:span text:style-name="T165_20">declaraciones</text:span><text:span text:style-name="T165_21"><text:s/></text:span><text:span text:style-name="T165_22">y</text:span><text:span text:style-name="T165_23"><text:s/></text:span><text:span text:style-name="T165_24">pagos</text:span><text:span text:style-name="T165_25"><text:s/></text:span><text:span text:style-name="T165_26">de</text:span><text:span text:style-name="T165_27"><text:s/></text:span><text:span text:style-name="T165_28">los</text:span><text:span text:style-name="T165_29"><text:s/></text:span><text:span text:style-name="T165_30">impuestos</text:span></text:p>
            <text:p text:style-name="P166"><text:span text:style-name="T166_1">-</text:span><text:span text:style-name="T166_2">Confeccionar</text:span><text:span text:style-name="T166_3"><text:s/></text:span><text:span text:style-name="T166_4">información</text:span><text:span text:style-name="T166_5"><text:s/></text:span><text:span text:style-name="T166_6">referida</text:span><text:span text:style-name="T166_7"><text:s/></text:span><text:span text:style-name="T166_8">a</text:span><text:span text:style-name="T166_9"><text:s/></text:span><text:span text:style-name="T166_10">los</text:span><text:span text:style-name="T166_11"><text:s/></text:span><text:span text:style-name="T166_12">movimientos</text:span><text:span text:style-name="T166_13"><text:s/></text:span><text:span text:style-name="T166_14">y</text:span><text:span text:style-name="T166_15"><text:s/></text:span><text:span text:style-name="T166_16">registros</text:span><text:span text:style-name="T166_17"><text:s/></text:span><text:span text:style-name="T166_18">contables</text:span></text:p>
          </table:table-cell>
        </table:table-row>
      </table:table>
      <text:p text:style-name="P167"/>
      <text:p text:style-name="P168"><text:span text:style-name="T168_1">Departamento</text:span><text:span text:style-name="T168_2"><text:s/></text:span><text:span text:style-name="T168_3">de</text:span><text:span text:style-name="T168_4"><text:s/></text:span><text:span text:style-name="T168_5">Tesorería</text:span></text:p>
      <text:p text:style-name="P169"/>
      <table:table table:style-name="Table16">
        <table:table-column table:style-name="Column31"/>
        <table:table-column table:style-name="Column32"/>
        <table:table-row table:style-name="Row32">
          <table:table-cell table:style-name="Cell63">
            <text:p text:style-name="P170"><text:span text:style-name="T170_1">MISIONES</text:span></text:p>
          </table:table-cell>
          <table:table-cell table:style-name="Cell64">
            <text:p text:style-name="P171"><text:span text:style-name="T171_1">FUNCIONES</text:span></text:p>
          </table:table-cell>
        </table:table-row>
        <table:table-row table:style-name="Row33">
          <table:table-cell table:style-name="Cell65">
            <text:p text:style-name="P172"><text:span text:style-name="T172_1">Salvaguardar</text:span><text:span text:style-name="T172_2"><text:s/></text:span><text:span text:style-name="T172_3">los</text:span><text:span text:style-name="T172_4"><text:s/></text:span><text:span text:style-name="T172_5">recursos</text:span><text:span text:style-name="T172_6"><text:s/></text:span><text:span text:style-name="T172_7">financieros</text:span><text:span text:style-name="T172_8"><text:s/></text:span><text:span text:style-name="T172_9">de</text:span><text:span text:style-name="T172_10"><text:s/></text:span><text:span text:style-name="T172_11">la</text:span><text:span text:style-name="T172_12"><text:s/></text:span><text:span text:style-name="T172_13">empresa</text:span></text:p>
          </table:table-cell>
          <table:table-cell table:style-name="Cell66">
            <text:p text:style-name="P173"><text:span text:style-name="T173_1">-</text:span><text:span text:style-name="T173_2">Gestionar</text:span><text:span text:style-name="T173_3"><text:s/></text:span><text:span text:style-name="T173_4">cobros</text:span></text:p>
            <text:p text:style-name="P174"><text:span text:style-name="T174_1">-</text:span><text:span text:style-name="T174_2">Realizar</text:span><text:span text:style-name="T174_3"><text:s/></text:span><text:span text:style-name="T174_4">pagos</text:span><text:span text:style-name="T174_5"><text:s/></text:span><text:span text:style-name="T174_6">a</text:span><text:span text:style-name="T174_7"><text:s/></text:span><text:span text:style-name="T174_8">proveedores</text:span></text:p>
            <text:p text:style-name="P175"><text:span text:style-name="T175_1">-</text:span><text:span text:style-name="T175_2">Contabilizar</text:span><text:span text:style-name="T175_3"><text:s/></text:span><text:span text:style-name="T175_4">todas</text:span><text:span text:style-name="T175_5"><text:s/></text:span><text:span text:style-name="T175_6">las</text:span><text:span text:style-name="T175_7"><text:s/></text:span><text:span text:style-name="T175_8">operaciones</text:span><text:span text:style-name="T175_9"><text:s/></text:span><text:span text:style-name="T175_10">de</text:span><text:span text:style-name="T175_11"><text:s/></text:span><text:span text:style-name="T175_12">la</text:span><text:span text:style-name="T175_13"><text:s/></text:span><text:span text:style-name="T175_14">tesorería</text:span></text:p>
            <text:p text:style-name="P176"><text:span text:style-name="T176_1">-</text:span><text:span text:style-name="T176_2">Pago</text:span><text:span text:style-name="T176_3"><text:s/></text:span><text:span text:style-name="T176_4">de</text:span><text:span text:style-name="T176_5"><text:s/></text:span><text:span text:style-name="T176_6">nóminas</text:span></text:p>
            <text:p text:style-name="P177"><text:span text:style-name="T177_1">-</text:span><text:span text:style-name="T177_2">Controlar</text:span><text:span text:style-name="T177_3"><text:s/></text:span><text:span text:style-name="T177_4">expedición</text:span><text:span text:style-name="T177_5"><text:s/></text:span><text:span text:style-name="T177_6">y</text:span><text:span text:style-name="T177_7"><text:s/></text:span><text:span text:style-name="T177_8">entrega</text:span><text:span text:style-name="T177_9"><text:s/></text:span><text:span text:style-name="T177_10">de</text:span><text:span text:style-name="T177_11"><text:s/></text:span><text:span text:style-name="T177_12">cheques</text:span></text:p>
          </table:table-cell>
        </table:table-row>
      </table:table>
      <text:p text:style-name="P178"/>
      <text:p text:style-name="P179"/>
      <text:p text:style-name="P180"><text:span text:style-name="T180_1">Facturación</text:span></text:p>
      <text:p text:style-name="P181"/>
      <table:table table:style-name="Table17">
        <table:table-column table:style-name="Column33"/>
        <table:table-column table:style-name="Column34"/>
        <table:table-row table:style-name="Row34">
          <table:table-cell table:style-name="Cell67">
            <text:p text:style-name="P182"><text:span text:style-name="T182_1">MISIONES</text:span></text:p>
          </table:table-cell>
          <table:table-cell table:style-name="Cell68">
            <text:p text:style-name="P183"><text:span text:style-name="T183_1">FUNCIONES</text:span></text:p>
          </table:table-cell>
        </table:table-row>
        <table:table-row table:style-name="Row35">
          <table:table-cell table:style-name="Cell69">
            <text:p text:style-name="P184"><text:span text:style-name="T184_1">Efectuar</text:span><text:span text:style-name="T184_2"><text:s/></text:span><text:span text:style-name="T184_3">en</text:span><text:span text:style-name="T184_4"><text:s/></text:span><text:span text:style-name="T184_5">forma</text:span><text:span text:style-name="T184_6"><text:s/></text:span><text:span text:style-name="T184_7">eficiente</text:span><text:span text:style-name="T184_8"><text:s/></text:span><text:span text:style-name="T184_9">y</text:span><text:span text:style-name="T184_10"><text:s/></text:span><text:span text:style-name="T184_11">oportuna</text:span><text:span text:style-name="T184_12"><text:s/></text:span><text:span text:style-name="T184_13">el</text:span><text:span text:style-name="T184_14"><text:s/></text:span><text:span text:style-name="T184_15">registro</text:span><text:span text:style-name="T184_16"><text:s/></text:span><text:span text:style-name="T184_17">adecuado</text:span><text:span text:style-name="T184_18"><text:s/></text:span><text:span text:style-name="T184_19">del</text:span><text:span text:style-name="T184_20"><text:s/></text:span><text:span text:style-name="T184_21">consumo</text:span><text:span text:style-name="T184_22"><text:s/></text:span><text:span text:style-name="T184_23">de</text:span><text:span text:style-name="T184_24"><text:s/></text:span><text:span text:style-name="T184_25">la</text:span><text:span text:style-name="T184_26"><text:s/></text:span><text:span text:style-name="T184_27">empresa</text:span></text:p>
          </table:table-cell>
          <table:table-cell table:style-name="Cell70">
            <text:p text:style-name="P185"><text:span text:style-name="T185_1">-</text:span><text:span text:style-name="T185_2">Formular</text:span><text:span text:style-name="T185_3"><text:s/></text:span><text:span text:style-name="T185_4">y</text:span><text:span text:style-name="T185_5"><text:s/></text:span><text:span text:style-name="T185_6">ejecutar</text:span><text:span text:style-name="T185_7"><text:s/></text:span><text:span text:style-name="T185_8">el</text:span><text:span text:style-name="T185_9"><text:s/></text:span><text:span text:style-name="T185_10">Plan</text:span><text:span text:style-name="T185_11"><text:s/></text:span><text:span text:style-name="T185_12">de</text:span><text:span text:style-name="T185_13"><text:s/></text:span><text:span text:style-name="T185_14">Captación</text:span><text:span text:style-name="T185_15"><text:s/></text:span><text:span text:style-name="T185_16">de</text:span><text:span text:style-name="T185_17"><text:s/></text:span><text:span text:style-name="T185_18">ingresos</text:span><text:span text:style-name="T185_19"><text:s/></text:span><text:span text:style-name="T185_20">por</text:span><text:span text:style-name="T185_21"><text:s/></text:span><text:span text:style-name="T185_22">la</text:span><text:span text:style-name="T185_23"><text:s/></text:span><text:span text:style-name="T185_24">venta</text:span><text:span text:style-name="T185_25"><text:s/></text:span><text:span text:style-name="T185_26">y</text:span><text:span text:style-name="T185_27"><text:s/></text:span><text:span text:style-name="T185_28">comercialización</text:span><text:span text:style-name="T185_29"><text:s/></text:span><text:span text:style-name="T185_30">de</text:span><text:span text:style-name="T185_31"><text:s/></text:span><text:span text:style-name="T185_32">los</text:span><text:span text:style-name="T185_33"><text:s/></text:span><text:span text:style-name="T185_34">servicios</text:span><text:span text:style-name="T185_35">.</text:span></text:p>
            <text:p text:style-name="P186"><text:span text:style-name="T186_1">-</text:span><text:span text:style-name="T186_2">Promover</text:span><text:span text:style-name="T186_3"><text:s/></text:span><text:span text:style-name="T186_4">el</text:span><text:span text:style-name="T186_5"><text:s/></text:span><text:span text:style-name="T186_6">pago</text:span><text:span text:style-name="T186_7"><text:s/></text:span><text:span text:style-name="T186_8">puntual</text:span><text:span text:style-name="T186_9"><text:s/></text:span><text:span text:style-name="T186_10">y</text:span><text:span text:style-name="T186_11"><text:s/></text:span><text:span text:style-name="T186_12">reducción</text:span><text:span text:style-name="T186_13"><text:s/></text:span><text:span text:style-name="T186_14">de</text:span><text:span text:style-name="T186_15"><text:s/></text:span><text:span text:style-name="T186_16">los</text:span><text:span text:style-name="T186_17"><text:s/></text:span><text:span text:style-name="T186_18">índices</text:span><text:span text:style-name="T186_19"><text:s/></text:span><text:span text:style-name="T186_20">de</text:span><text:span text:style-name="T186_21"><text:s/></text:span><text:span text:style-name="T186_22">morosidad</text:span><text:span text:style-name="T186_23">.</text:span></text:p>
            <text:p text:style-name="P187"><text:span text:style-name="T187_1">-</text:span><text:span text:style-name="T187_2">Efectuar</text:span><text:span text:style-name="T187_3"><text:s/></text:span><text:span text:style-name="T187_4">la</text:span><text:span text:style-name="T187_5"><text:s/></text:span><text:span text:style-name="T187_6">facturación</text:span><text:span text:style-name="T187_7"><text:s/></text:span><text:span text:style-name="T187_8">y</text:span><text:span text:style-name="T187_9"><text:s/></text:span><text:span text:style-name="T187_10">cobranza</text:span><text:span text:style-name="T187_11"><text:s/></text:span><text:span text:style-name="T187_12">por</text:span><text:span text:style-name="T187_13"><text:s/></text:span><text:span text:style-name="T187_14">los</text:span><text:span text:style-name="T187_15"><text:s/></text:span><text:span text:style-name="T187_16">servicios</text:span><text:span text:style-name="T187_17"><text:s/></text:span><text:span text:style-name="T187_18">que</text:span><text:span text:style-name="T187_19"><text:s/></text:span><text:span text:style-name="T187_20">brinda</text:span><text:span text:style-name="T187_21"><text:s/></text:span><text:span text:style-name="T187_22">la</text:span><text:span text:style-name="T187_23"><text:s/></text:span><text:span text:style-name="T187_24">empresa</text:span><text:span text:style-name="T187_25"><text:s/></text:span><text:span text:style-name="T187_26">con</text:span><text:span text:style-name="T187_27"><text:s/></text:span><text:span text:style-name="T187_28">eficiencia</text:span><text:span text:style-name="T187_29"><text:s/></text:span><text:span text:style-name="T187_30">y</text:span><text:span text:style-name="T187_31"><text:s/></text:span><text:span text:style-name="T187_32">oportunidad</text:span><text:span text:style-name="T187_33">.</text:span></text:p>
            <text:p text:style-name="P188"><text:span text:style-name="T188_1">-</text:span><text:span text:style-name="T188_2">Efectuar</text:span><text:span text:style-name="T188_3"><text:s/></text:span><text:span text:style-name="T188_4">la</text:span><text:span text:style-name="T188_5"><text:s/></text:span><text:span text:style-name="T188_6">correcta</text:span><text:span text:style-name="T188_7"><text:s/></text:span><text:span text:style-name="T188_8">aplicación</text:span><text:span text:style-name="T188_9"><text:s/></text:span><text:span text:style-name="T188_10">de</text:span><text:span text:style-name="T188_11"><text:s/></text:span><text:span text:style-name="T188_12">las</text:span><text:span text:style-name="T188_13"><text:s/></text:span><text:span text:style-name="T188_14">normas</text:span><text:span text:style-name="T188_15"><text:s/></text:span><text:span text:style-name="T188_16">tarifarias</text:span><text:span text:style-name="T188_17">.</text:span></text:p>
            <text:p text:style-name="P189"/>
          </table:table-cell>
        </table:table-row>
      </table:table>
      <text:p text:style-name="P190"/>
      <text:p text:style-name="P191"><text:span text:style-name="T191_1">Costos</text:span></text:p>
      <text:p text:style-name="P192"/>
      <table:table table:style-name="Table18">
        <table:table-column table:style-name="Column35"/>
        <table:table-column table:style-name="Column36"/>
        <table:table-row table:style-name="Row36">
          <table:table-cell table:style-name="Cell71">
            <text:p text:style-name="P193"><text:span text:style-name="T193_1">MISIONES</text:span></text:p>
          </table:table-cell>
          <table:table-cell table:style-name="Cell72">
            <text:p text:style-name="P194"><text:span text:style-name="T194_1">FUNCIONES</text:span></text:p>
          </table:table-cell>
        </table:table-row>
        <table:table-row table:style-name="Row37">
          <table:table-cell table:style-name="Cell73">
            <text:p text:style-name="P195"><text:span text:style-name="T195_1">Facilitar</text:span><text:span text:style-name="T195_2"><text:s/></text:span><text:span text:style-name="T195_3">la</text:span><text:span text:style-name="T195_4"><text:s/></text:span><text:span text:style-name="T195_5">toma</text:span><text:span text:style-name="T195_6"><text:s/></text:span><text:span text:style-name="T195_7">de</text:span><text:span text:style-name="T195_8"><text:s/></text:span><text:span text:style-name="T195_9">decisiones</text:span><text:span text:style-name="T195_10"><text:s/></text:span><text:span text:style-name="T195_11">con</text:span><text:span text:style-name="T195_12"><text:s/></text:span><text:span text:style-name="T195_13">el</text:span><text:span text:style-name="T195_14"><text:s/></text:span><text:span text:style-name="T195_15">gasto</text:span><text:span text:style-name="T195_16"><text:s/></text:span><text:span text:style-name="T195_17">mínimo</text:span><text:span text:style-name="T195_18"><text:s/></text:span><text:span text:style-name="T195_19">para</text:span><text:span text:style-name="T195_20"><text:s/></text:span><text:span text:style-name="T195_21">la</text:span><text:span text:style-name="T195_22"><text:s/></text:span><text:span text:style-name="T195_23">empresa</text:span></text:p>
          </table:table-cell>
          <table:table-cell table:style-name="Cell74">
            <text:p text:style-name="P196"><text:span text:style-name="T196_1">-</text:span><text:span text:style-name="T196_2">Proporcionar</text:span><text:span text:style-name="T196_3"><text:s/></text:span><text:span text:style-name="T196_4">informes</text:span><text:span text:style-name="T196_5"><text:s/></text:span><text:span text:style-name="T196_6">de</text:span><text:span text:style-name="T196_7"><text:s/></text:span><text:span text:style-name="T196_8">costos</text:span><text:span text:style-name="T196_9"><text:s/></text:span><text:span text:style-name="T196_10">para</text:span><text:span text:style-name="T196_11"><text:s/></text:span><text:span text:style-name="T196_12">medir</text:span><text:span text:style-name="T196_13"><text:s/></text:span><text:span text:style-name="T196_14">la</text:span><text:span text:style-name="T196_15"><text:s/></text:span><text:span text:style-name="T196_16">utilidad</text:span><text:span text:style-name="T196_17"><text:s/></text:span><text:span text:style-name="T196_18">y</text:span><text:span text:style-name="T196_19"><text:s/></text:span><text:span text:style-name="T196_20">evaluar</text:span><text:span text:style-name="T196_21"><text:s/></text:span><text:span text:style-name="T196_22">el</text:span><text:span text:style-name="T196_23"><text:s/></text:span><text:span text:style-name="T196_24">inventario</text:span><text:span text:style-name="T196_25">.</text:span></text:p>
            <text:p text:style-name="P197"><text:span text:style-name="T197_1">-</text:span><text:span text:style-name="T197_2">Ofrecer</text:span><text:span text:style-name="T197_3"><text:s/></text:span><text:span text:style-name="T197_4">información</text:span><text:span text:style-name="T197_5"><text:s/></text:span><text:span text:style-name="T197_6">para</text:span><text:span text:style-name="T197_7"><text:s/></text:span><text:span text:style-name="T197_8">el</text:span><text:span text:style-name="T197_9"><text:s/></text:span><text:span text:style-name="T197_10">control</text:span><text:span text:style-name="T197_11"><text:s/></text:span><text:span text:style-name="T197_12">administrativo</text:span><text:span text:style-name="T197_13"><text:s/></text:span><text:span text:style-name="T197_14">de</text:span><text:span text:style-name="T197_15"><text:s/></text:span><text:span text:style-name="T197_16">las</text:span><text:span text:style-name="T197_17"><text:s/></text:span><text:span text:style-name="T197_18">operaciones</text:span><text:span text:style-name="T197_19"><text:s/></text:span><text:span text:style-name="T197_20">y</text:span><text:span text:style-name="T197_21"><text:s/></text:span><text:span text:style-name="T197_22">actividades</text:span><text:span text:style-name="T197_23"><text:s/></text:span><text:span text:style-name="T197_24">de</text:span><text:span text:style-name="T197_25"><text:s/></text:span><text:span text:style-name="T197_26">la</text:span><text:span text:style-name="T197_27"><text:s/></text:span><text:span text:style-name="T197_28">empresa</text:span></text:p>
            <text:p text:style-name="P198"><text:span text:style-name="T198_1">-</text:span><text:span text:style-name="T198_2">Proporcionar</text:span><text:span text:style-name="T198_3"><text:s/></text:span><text:span text:style-name="T198_4">información</text:span><text:span text:style-name="T198_5"><text:s/></text:span><text:span text:style-name="T198_6">a</text:span><text:span text:style-name="T198_7"><text:s/></text:span><text:span text:style-name="T198_8">la</text:span><text:span text:style-name="T198_9"><text:s/></text:span><text:span text:style-name="T198_10">administración</text:span><text:span text:style-name="T198_11"><text:s/></text:span><text:span text:style-name="T198_12">para</text:span><text:span text:style-name="T198_13"><text:s/></text:span><text:span text:style-name="T198_14">fundamentar</text:span><text:span text:style-name="T198_15"><text:s/></text:span><text:span text:style-name="T198_16">la</text:span><text:span text:style-name="T198_17"><text:s/></text:span><text:span text:style-name="T198_18">planeación</text:span><text:span text:style-name="T198_19"><text:s/></text:span><text:span text:style-name="T198_20">y</text:span><text:span text:style-name="T198_21"><text:s/></text:span><text:span text:style-name="T198_22">la</text:span><text:span text:style-name="T198_23"><text:s/></text:span><text:span text:style-name="T198_24">toma</text:span><text:span text:style-name="T198_25"><text:s/></text:span><text:span text:style-name="T198_26">de</text:span><text:span text:style-name="T198_27"><text:s/></text:span><text:span text:style-name="T198_28">decisiones</text:span></text:p>
          </table:table-cell>
        </table:table-row>
      </table:table>
      <text:p text:style-name="P199"/>
      <text:p text:style-name="P200"><text:span text:style-name="T200_1">Gerencia</text:span><text:span text:style-name="T200_2"><text:s/></text:span><text:span text:style-name="T200_3">de</text:span><text:span text:style-name="T200_4"><text:s/></text:span><text:span text:style-name="T200_5">Finanzas</text:span></text:p>
      <text:p text:style-name="P201"/>
      <table:table table:style-name="Table19">
        <table:table-column table:style-name="Column37"/>
        <table:table-column table:style-name="Column38"/>
        <table:table-row table:style-name="Row38">
          <table:table-cell table:style-name="Cell75">
            <text:p text:style-name="P202"><text:span text:style-name="T202_1">MISIONES</text:span></text:p>
          </table:table-cell>
          <table:table-cell table:style-name="Cell76">
            <text:p text:style-name="P203"><text:span text:style-name="T203_1">FUNCIONES</text:span></text:p>
          </table:table-cell>
        </table:table-row>
        <table:table-row table:style-name="Row39">
          <table:table-cell table:style-name="Cell77">
            <text:p text:style-name="P204"><text:span text:style-name="T204_1">Planificar</text:span><text:span text:style-name="T204_2">,<text:s/></text:span><text:span text:style-name="T204_3">organizar</text:span><text:span text:style-name="T204_4">,<text:s/></text:span><text:span text:style-name="T204_5">dirigeir</text:span><text:span text:style-name="T204_6"><text:s/></text:span><text:span text:style-name="T204_7">y</text:span><text:span text:style-name="T204_8"><text:s/></text:span><text:span text:style-name="T204_9">controlar</text:span><text:span text:style-name="T204_10"><text:s/></text:span><text:span text:style-name="T204_11">de</text:span><text:span text:style-name="T204_12"><text:s/></text:span><text:span text:style-name="T204_13">manera</text:span><text:span text:style-name="T204_14"><text:s/></text:span><text:span text:style-name="T204_15">eficiente</text:span><text:span text:style-name="T204_16"><text:s/></text:span><text:span text:style-name="T204_17">y</text:span><text:span text:style-name="T204_18"><text:s/></text:span><text:span text:style-name="T204_19">eficaz</text:span><text:span text:style-name="T204_20">,<text:s/></text:span><text:span text:style-name="T204_21">los</text:span><text:span text:style-name="T204_22"><text:s/></text:span><text:span text:style-name="T204_23">recursos</text:span><text:span text:style-name="T204_24"><text:s/></text:span><text:span text:style-name="T204_25">financieros</text:span><text:span text:style-name="T204_26"><text:s/></text:span><text:span text:style-name="T204_27">de</text:span><text:span text:style-name="T204_28"><text:s/></text:span><text:span text:style-name="T204_29">la</text:span><text:span text:style-name="T204_30"><text:s/></text:span><text:span text:style-name="T204_31">empresa</text:span><text:span text:style-name="T204_32">.</text:span></text:p>
          </table:table-cell>
          <table:table-cell table:style-name="Cell78">
            <text:p text:style-name="P205"><text:span text:style-name="T205_1">-</text:span><text:span text:style-name="T205_2">Efectuar</text:span><text:span text:style-name="T205_3"><text:s/></text:span><text:span text:style-name="T205_4">los</text:span><text:span text:style-name="T205_5"><text:s/></text:span><text:span text:style-name="T205_6">registros</text:span><text:span text:style-name="T205_7"><text:s/></text:span><text:span text:style-name="T205_8">contables</text:span><text:span text:style-name="T205_9"><text:s/></text:span><text:span text:style-name="T205_10">y</text:span><text:span text:style-name="T205_11"><text:s/></text:span><text:span text:style-name="T205_12">estados</text:span><text:span text:style-name="T205_13"><text:s/></text:span><text:span text:style-name="T205_14">financieros</text:span></text:p>
            <text:p text:style-name="P206"><text:span text:style-name="T206_1">-</text:span><text:span text:style-name="T206_2">Gestionar</text:span><text:span text:style-name="T206_3"><text:s/></text:span><text:span text:style-name="T206_4">el</text:span><text:span text:style-name="T206_5"><text:s/></text:span><text:span text:style-name="T206_6">pago</text:span><text:span text:style-name="T206_7"><text:s/></text:span><text:span text:style-name="T206_8">del</text:span><text:span text:style-name="T206_9"><text:s/></text:span><text:span text:style-name="T206_10">personal</text:span><text:span text:style-name="T206_11"><text:s/></text:span><text:span text:style-name="T206_12">de</text:span><text:span text:style-name="T206_13"><text:s/></text:span><text:span text:style-name="T206_14">toda</text:span><text:span text:style-name="T206_15"><text:s/></text:span><text:span text:style-name="T206_16">la</text:span><text:span text:style-name="T206_17"><text:s/></text:span><text:span text:style-name="T206_18">empresa</text:span></text:p>
            <text:p text:style-name="P207"><text:span text:style-name="T207_1">-</text:span><text:span text:style-name="T207_2">Maximizar</text:span><text:span text:style-name="T207_3"><text:s/></text:span><text:span text:style-name="T207_4">ganancias</text:span></text:p>
            <text:p text:style-name="P208"><text:span text:style-name="T208_1">-</text:span><text:span text:style-name="T208_2">Revisión</text:span><text:span text:style-name="T208_3"><text:s/></text:span><text:span text:style-name="T208_4">de</text:span><text:span text:style-name="T208_5"><text:s/></text:span><text:span text:style-name="T208_6">todos</text:span><text:span text:style-name="T208_7"><text:s/></text:span><text:span text:style-name="T208_8">los</text:span><text:span text:style-name="T208_9"><text:s/></text:span><text:span text:style-name="T208_10">cheques</text:span><text:span text:style-name="T208_11"><text:s/></text:span><text:span text:style-name="T208_12">emitidos</text:span></text:p>
            <text:p text:style-name="P209"><text:span text:style-name="T209_1">-</text:span><text:span text:style-name="T209_2">Control</text:span><text:span text:style-name="T209_3"><text:s/></text:span><text:span text:style-name="T209_4">de</text:span><text:span text:style-name="T209_5"><text:s/></text:span><text:span text:style-name="T209_6">ingresos</text:span><text:span text:style-name="T209_7"><text:s/></text:span><text:span text:style-name="T209_8">y</text:span><text:span text:style-name="T209_9"><text:s/></text:span><text:span text:style-name="T209_10">egresos</text:span></text:p>
            <text:p text:style-name="P210"><text:span text:style-name="T210_1">-</text:span><text:span text:style-name="T210_2">Programar</text:span><text:span text:style-name="T210_3"><text:s/></text:span><text:span text:style-name="T210_4">y</text:span><text:span text:style-name="T210_5"><text:s/></text:span><text:span text:style-name="T210_6">controlar</text:span><text:span text:style-name="T210_7"><text:s/></text:span><text:span text:style-name="T210_8">inversiones</text:span></text:p>
          </table:table-cell>
        </table:table-row>
      </table:table>
      <text:p text:style-name="P211"/>
      <text:p text:style-name="P212"/>
      <text:p text:style-name="P213"/>
      <text:p text:style-name="P214"/>
      <text:p text:style-name="P215"/>
      <table:table table:style-name="Table20">
        <table:table-column table:style-name="Column39"/>
        <table:table-column table:style-name="Column40"/>
        <table:table-row table:style-name="Row40">
          <table:table-cell table:style-name="Cell79">
            <text:p text:style-name="P216"><text:span text:style-name="T216_1">MISIONES</text:span></text:p>
          </table:table-cell>
          <table:table-cell table:style-name="Cell80">
            <text:p text:style-name="P217"><text:span text:style-name="T217_1">FUNCIONES</text:span></text:p>
          </table:table-cell>
        </table:table-row>
        <table:table-row table:style-name="Row41">
          <table:table-cell table:style-name="Cell81">
            <text:p text:style-name="P218"/>
          </table:table-cell>
          <table:table-cell table:style-name="Cell82">
            <text:p text:style-name="P219"/>
          </table:table-cell>
        </table:table-row>
      </table:table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><text:span text:style-name="T233_1"><text:tab/><text:tab/><text:tab/><text:tab/><text:tab/></text:span><text:span text:style-name="T233_2">ACÁ</text:span><text:span text:style-name="T233_3"><text:s/></text:span><text:span text:style-name="T233_4">YO</text:span></text:p>
      <text:p text:style-name="P234"/>
      <text:p text:style-name="P235"><text:span text:style-name="T235_1">----------------------------------------------------------------------------------------------------------------------</text:span></text:p>
      <text:p text:style-name="P236"><text:span text:style-name="T236_1">----------------------------------------------------------------------------------------------------------------------</text:span></text:p>
      <text:p text:style-name="P237"/>
      <text:p text:style-name="P238"/>
      <text:p text:style-name="P239"><text:span text:style-name="T239_1"><text:tab/><text:tab/><text:tab/><text:tab/><text:tab/></text:span><text:span text:style-name="T239_2">ACÁ</text:span><text:span text:style-name="T239_3"><text:s/></text:span><text:span text:style-name="T239_4">VOS</text:span></text:p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><text:span text:style-name="T265_1">Área</text:span><text:span text:style-name="T265_2"><text:s/></text:span><text:span text:style-name="T265_3">de</text:span><text:span text:style-name="T265_4"><text:s/></text:span><text:span text:style-name="T265_5">Gerencia</text:span><text:span text:style-name="T265_6"><text:s/></text:span><text:span text:style-name="T265_7">de</text:span><text:span text:style-name="T265_8"><text:s/></text:span><text:span text:style-name="T265_9">Calidad</text:span></text:p>
      <text:p text:style-name="P266"/>
      <text:p text:style-name="P267"/>
      <text:p text:style-name="P268"/>
      <table:table table:style-name="Table21">
        <table:table-column table:style-name="Column41"/>
        <table:table-column table:style-name="Column42"/>
        <table:table-row table:style-name="Row42">
          <table:table-cell table:style-name="Cell83">
            <text:p text:style-name="P269"><text:span text:style-name="T269_1">MISIONES</text:span></text:p>
            <text:p text:style-name="P270"/>
          </table:table-cell>
          <table:table-cell table:style-name="Cell84">
            <text:p text:style-name="P271"><text:span text:style-name="T271_1">FUNCIONES</text:span></text:p>
          </table:table-cell>
        </table:table-row>
        <table:table-row table:style-name="Row43">
          <table:table-cell table:style-name="Cell85">
            <text:p text:style-name="P272"><text:span text:style-name="T272_1">Asegurar</text:span><text:span text:style-name="T272_2"><text:s/></text:span><text:span text:style-name="T272_3">la</text:span><text:span text:style-name="T272_4"><text:s/></text:span><text:span text:style-name="T272_5">gestión</text:span><text:span text:style-name="T272_6"><text:s/></text:span><text:span text:style-name="T272_7">de</text:span><text:span text:style-name="T272_8"><text:s/></text:span><text:span text:style-name="T272_9">pruebas</text:span><text:span text:style-name="T272_10"><text:s/></text:span><text:span text:style-name="T272_11">de</text:span><text:span text:style-name="T272_12"><text:s/></text:span><text:span text:style-name="T272_13">calidad</text:span><text:span text:style-name="T272_14"><text:s/></text:span><text:span text:style-name="T272_15">sobre</text:span><text:span text:style-name="T272_16"><text:s/></text:span><text:span text:style-name="T272_17">los</text:span><text:span text:style-name="T272_18"><text:s/></text:span><text:span text:style-name="T272_19">productos</text:span><text:span text:style-name="T272_20"><text:s/></text:span><text:span text:style-name="T272_21">terminados</text:span></text:p>
            <text:p text:style-name="P273"/>
          </table:table-cell>
          <table:table-cell table:style-name="Cell86">
            <text:p text:style-name="P274"><text:span text:style-name="T274_1">-</text:span><text:span text:style-name="T274_2">Definir</text:span><text:span text:style-name="T274_3"><text:s/></text:span><text:span text:style-name="T274_4">mecanismos</text:span><text:span text:style-name="T274_5"><text:s/></text:span><text:span text:style-name="T274_6">de</text:span><text:span text:style-name="T274_7"><text:s/></text:span><text:span text:style-name="T274_8">pruebas</text:span></text:p>
            <text:p text:style-name="P275"><text:span text:style-name="T275_1">-</text:span><text:span text:style-name="T275_2">Planificar</text:span><text:span text:style-name="T275_3"><text:s/></text:span><text:span text:style-name="T275_4">un</text:span><text:span text:style-name="T275_5"><text:s/></text:span><text:span text:style-name="T275_6">ciclo</text:span><text:span text:style-name="T275_7"><text:s/></text:span><text:span text:style-name="T275_8">de</text:span><text:span text:style-name="T275_9"><text:s/></text:span><text:span text:style-name="T275_10">reparación</text:span><text:span text:style-name="T275_11"><text:s/></text:span><text:span text:style-name="T275_12">de</text:span><text:span text:style-name="T275_13"><text:s/></text:span><text:span text:style-name="T275_14">productos</text:span><text:span text:style-name="T275_15"><text:s/></text:span><text:span text:style-name="T275_16">dañados</text:span></text:p>
          </table:table-cell>
        </table:table-row>
        <table:table-row table:style-name="Row44">
          <table:table-cell table:style-name="Cell87">
            <text:p text:style-name="P276"><text:span text:style-name="T276_1">Asegurar</text:span><text:span text:style-name="T276_2"><text:s/></text:span><text:span text:style-name="T276_3">atención</text:span><text:span text:style-name="T276_4"><text:s/></text:span><text:span text:style-name="T276_5">Post</text:span><text:span text:style-name="T276_6">-</text:span><text:span text:style-name="T276_7">Venta</text:span><text:span text:style-name="T276_8"><text:s/></text:span><text:span text:style-name="T276_9">al</text:span><text:span text:style-name="T276_10"><text:s/></text:span><text:span text:style-name="T276_11">cliente</text:span></text:p>
          </table:table-cell>
          <table:table-cell table:style-name="Cell88">
            <text:p text:style-name="P277"><text:span text:style-name="T277_1">-</text:span><text:span text:style-name="T277_2">Supervisar</text:span><text:span text:style-name="T277_3"><text:s/></text:span><text:span text:style-name="T277_4">reportes</text:span><text:span text:style-name="T277_5"><text:s/></text:span><text:span text:style-name="T277_6">generados</text:span><text:span text:style-name="T277_7"><text:s/></text:span><text:span text:style-name="T277_8">por</text:span><text:span text:style-name="T277_9"><text:s/></text:span><text:span text:style-name="T277_10">ésta</text:span><text:span text:style-name="T277_11"><text:s/></text:span><text:span text:style-name="T277_12">área</text:span></text:p>
            <text:p text:style-name="P278"><text:span text:style-name="T278_1">-</text:span><text:span text:style-name="T278_2">Garantizar</text:span><text:span text:style-name="T278_3"><text:s/></text:span><text:span text:style-name="T278_4">buena</text:span><text:span text:style-name="T278_5"><text:s/></text:span><text:span text:style-name="T278_6">comunicación</text:span><text:span text:style-name="T278_7"><text:s/></text:span><text:span text:style-name="T278_8">entre</text:span><text:span text:style-name="T278_9"><text:s/></text:span><text:span text:style-name="T278_10">clientes</text:span><text:span text:style-name="T278_11"><text:s/></text:span><text:span text:style-name="T278_12">y</text:span><text:span text:style-name="T278_13"><text:s/></text:span><text:span text:style-name="T278_14">operadores</text:span></text:p>
          </table:table-cell>
        </table:table-row>
      </table:table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><text:span text:style-name="T291_1">Área</text:span><text:span text:style-name="T291_2"><text:s/></text:span><text:span text:style-name="T291_3">de</text:span><text:span text:style-name="T291_4"><text:s/></text:span><text:span text:style-name="T291_5">Atención</text:span><text:span text:style-name="T291_6"><text:s/></text:span><text:span text:style-name="T291_7">Post</text:span><text:span text:style-name="T291_8">-</text:span><text:span text:style-name="T291_9">Venta</text:span></text:p>
      <text:p text:style-name="P292"/>
      <table:table table:style-name="Table22">
        <table:table-column table:style-name="Column43"/>
        <table:table-column table:style-name="Column44"/>
        <table:table-row table:style-name="Row45">
          <table:table-cell table:style-name="Cell89">
            <text:p text:style-name="P293"><text:span text:style-name="T293_1">MISIONES</text:span></text:p>
          </table:table-cell>
          <table:table-cell table:style-name="Cell90">
            <text:p text:style-name="P294"><text:span text:style-name="T294_1">FUNCIONES</text:span></text:p>
          </table:table-cell>
        </table:table-row>
        <table:table-row table:style-name="Row46">
          <table:table-cell table:style-name="Cell91">
            <text:p text:style-name="P295"><text:span text:style-name="T295_1">Garantizar</text:span><text:span text:style-name="T295_2"><text:s/></text:span><text:span text:style-name="T295_3">la</text:span><text:span text:style-name="T295_4"><text:s/></text:span><text:span text:style-name="T295_5">correcta</text:span><text:span text:style-name="T295_6"><text:s/></text:span><text:span text:style-name="T295_7">atención</text:span><text:span text:style-name="T295_8"><text:s/></text:span><text:span text:style-name="T295_9">al</text:span><text:span text:style-name="T295_10"><text:s/></text:span><text:span text:style-name="T295_11">cliente</text:span></text:p>
          </table:table-cell>
          <table:table-cell table:style-name="Cell92">
            <text:p text:style-name="P296"><text:span text:style-name="T296_1">-</text:span><text:span text:style-name="T296_2">Entender</text:span><text:span text:style-name="T296_3"><text:s/></text:span><text:span text:style-name="T296_4">el</text:span><text:span text:style-name="T296_5"><text:s/></text:span><text:span text:style-name="T296_6">problema</text:span><text:span text:style-name="T296_7"><text:s/></text:span><text:span text:style-name="T296_8">del</text:span><text:span text:style-name="T296_9"><text:s/></text:span><text:span text:style-name="T296_10">cliente</text:span></text:p>
            <text:p text:style-name="P297"><text:span text:style-name="T297_1">-</text:span><text:span text:style-name="T297_2">Realizar</text:span><text:span text:style-name="T297_3"><text:s/></text:span><text:span text:style-name="T297_4">reportes</text:span><text:span text:style-name="T297_5"><text:s/></text:span><text:span text:style-name="T297_6">sobre</text:span><text:span text:style-name="T297_7"><text:s/></text:span><text:span text:style-name="T297_8">problemas</text:span><text:span text:style-name="T297_9"><text:s/></text:span><text:span text:style-name="T297_10">frecuentes</text:span><text:span text:style-name="T297_11"><text:s/></text:span><text:span text:style-name="T297_12">de</text:span><text:span text:style-name="T297_13"><text:s/></text:span><text:span text:style-name="T297_14">los</text:span><text:span text:style-name="T297_15"><text:s/></text:span><text:span text:style-name="T297_16">clientes</text:span><text:span text:style-name="T297_17"><text:s/></text:span><text:span text:style-name="T297_18">para</text:span><text:span text:style-name="T297_19"><text:s/></text:span><text:span text:style-name="T297_20">prestar</text:span><text:span text:style-name="T297_21"><text:s/></text:span><text:span text:style-name="T297_22">un</text:span><text:span text:style-name="T297_23"><text:s/></text:span><text:span text:style-name="T297_24">mejor</text:span><text:span text:style-name="T297_25"><text:s/></text:span><text:span text:style-name="T297_26">servicio</text:span></text:p>
            <text:p text:style-name="P298"><text:span text:style-name="T298_1">-</text:span><text:span text:style-name="T298_2">Gestionar</text:span><text:span text:style-name="T298_3"><text:s/></text:span><text:span text:style-name="T298_4">las</text:span><text:span text:style-name="T298_5"><text:s/></text:span><text:span text:style-name="T298_6">solicitudes</text:span><text:span text:style-name="T298_7"><text:s/></text:span><text:span text:style-name="T298_8">de</text:span><text:span text:style-name="T298_9"><text:s/></text:span><text:span text:style-name="T298_10">los</text:span><text:span text:style-name="T298_11"><text:s/></text:span><text:span text:style-name="T298_12">clientes</text:span><text:span text:style-name="T298_13"><text:s/></text:span><text:span text:style-name="T298_14">y</text:span><text:span text:style-name="T298_15"><text:s/></text:span><text:span text:style-name="T298_16">buscar</text:span><text:span text:style-name="T298_17"><text:s/></text:span><text:span text:style-name="T298_18">una</text:span><text:span text:style-name="T298_19"><text:s/></text:span><text:span text:style-name="T298_20">solución</text:span><text:span text:style-name="T298_21"><text:s/></text:span><text:span text:style-name="T298_22">efectiva</text:span></text:p>
          </table:table-cell>
        </table:table-row>
      </table:table>
      <text:p text:style-name="P299"/>
      <text:p text:style-name="P300"/>
      <text:p text:style-name="P301"><text:span text:style-name="T301_1">Área</text:span><text:span text:style-name="T301_2"><text:s/></text:span><text:span text:style-name="T301_3">de</text:span><text:span text:style-name="T301_4"><text:s/></text:span><text:span text:style-name="T301_5">Reparaciones</text:span></text:p>
      <text:p text:style-name="P302"/>
      <text:p text:style-name="P303"/>
      <table:table table:style-name="Table23">
        <table:table-column table:style-name="Column45"/>
        <table:table-column table:style-name="Column46"/>
        <table:table-row table:style-name="Row47">
          <table:table-cell table:style-name="Cell93">
            <text:p text:style-name="P304"><text:span text:style-name="T304_1">MISIONES</text:span></text:p>
          </table:table-cell>
          <table:table-cell table:style-name="Cell94">
            <text:p text:style-name="P305"><text:span text:style-name="T305_1">FUNCIONES</text:span></text:p>
          </table:table-cell>
        </table:table-row>
        <table:table-row table:style-name="Row48">
          <table:table-cell table:style-name="Cell95">
            <text:p text:style-name="P306"><text:span text:style-name="T306_1">Gestionar</text:span><text:span text:style-name="T306_2"><text:s/></text:span><text:span text:style-name="T306_3">las</text:span><text:span text:style-name="T306_4"><text:s/></text:span><text:span text:style-name="T306_5">órdenes</text:span><text:span text:style-name="T306_6"><text:s/></text:span><text:span text:style-name="T306_7">de</text:span><text:span text:style-name="T306_8"><text:s/></text:span><text:span text:style-name="T306_9">reparación</text:span><text:span text:style-name="T306_10"><text:s/></text:span><text:span text:style-name="T306_11">de</text:span><text:span text:style-name="T306_12"><text:s/></text:span><text:span text:style-name="T306_13">la</text:span><text:span text:style-name="T306_14"><text:s/></text:span><text:span text:style-name="T306_15">empresa</text:span></text:p>
          </table:table-cell>
          <table:table-cell table:style-name="Cell96">
            <text:p text:style-name="P307"><text:span text:style-name="T307_1">-</text:span><text:span text:style-name="T307_2">Separar</text:span><text:span text:style-name="T307_3"><text:s/></text:span><text:span text:style-name="T307_4">en</text:span><text:span text:style-name="T307_5"><text:s/></text:span><text:span text:style-name="T307_6">secciones</text:span><text:span text:style-name="T307_7"><text:s/></text:span><text:span text:style-name="T307_8">los</text:span><text:span text:style-name="T307_9"><text:s/></text:span><text:span text:style-name="T307_10">productos</text:span><text:span text:style-name="T307_11"><text:s/></text:span><text:span text:style-name="T307_12">a</text:span><text:span text:style-name="T307_13"><text:s/></text:span><text:span text:style-name="T307_14">ser</text:span><text:span text:style-name="T307_15"><text:s/></text:span><text:span text:style-name="T307_16">reparados</text:span></text:p>
            <text:p text:style-name="P308"><text:span text:style-name="T308_1">-</text:span><text:span text:style-name="T308_2">Diferenciar</text:span><text:span text:style-name="T308_3"><text:s/></text:span><text:span text:style-name="T308_4">las</text:span><text:span text:style-name="T308_5"><text:s/></text:span><text:span text:style-name="T308_6">etapas</text:span><text:span text:style-name="T308_7"><text:s/></text:span><text:span text:style-name="T308_8">durante</text:span><text:span text:style-name="T308_9"><text:s/></text:span><text:span text:style-name="T308_10">el</text:span><text:span text:style-name="T308_11"><text:s/></text:span><text:span text:style-name="T308_12">proceso</text:span><text:span text:style-name="T308_13"><text:s/></text:span><text:span text:style-name="T308_14">de</text:span><text:span text:style-name="T308_15"><text:s/></text:span><text:span text:style-name="T308_16">reparación</text:span><text:span text:style-name="T308_17"><text:s/></text:span><text:span text:style-name="T308_18">de</text:span><text:span text:style-name="T308_19"><text:s/></text:span><text:span text:style-name="T308_20">un</text:span><text:span text:style-name="T308_21"><text:s/></text:span><text:span text:style-name="T308_22">equipo</text:span><text:span text:style-name="T308_23"><text:s/></text:span><text:span text:style-name="T308_24">y</text:span><text:span text:style-name="T308_25"><text:s/></text:span><text:span text:style-name="T308_26">establecer</text:span><text:span text:style-name="T308_27"><text:s/></text:span><text:span text:style-name="T308_28">fechas</text:span><text:span text:style-name="T308_29"><text:s/></text:span><text:span text:style-name="T308_30">para</text:span><text:span text:style-name="T308_31"><text:s/></text:span><text:span text:style-name="T308_32">cada</text:span><text:span text:style-name="T308_33"><text:s/></text:span><text:span text:style-name="T308_34">una</text:span><text:span text:style-name="T308_35"><text:s/></text:span><text:span text:style-name="T308_36">de</text:span><text:span text:style-name="T308_37"><text:s/></text:span><text:span text:style-name="T308_38">éstas</text:span></text:p>
            <text:p text:style-name="P309"><text:span text:style-name="T309_1">-</text:span><text:span text:style-name="T309_2">Realizar</text:span><text:span text:style-name="T309_3"><text:s/></text:span><text:span text:style-name="T309_4">reportes</text:span><text:span text:style-name="T309_5"><text:s/></text:span><text:span text:style-name="T309_6">diarios</text:span><text:span text:style-name="T309_7"><text:s/></text:span><text:span text:style-name="T309_8">de</text:span><text:span text:style-name="T309_9"><text:s/></text:span><text:span text:style-name="T309_10">los</text:span><text:span text:style-name="T309_11"><text:s/></text:span><text:span text:style-name="T309_12">distintos</text:span><text:span text:style-name="T309_13"><text:s/></text:span><text:span text:style-name="T309_14">estados</text:span><text:span text:style-name="T309_15"><text:s/></text:span><text:span text:style-name="T309_16">de</text:span><text:span text:style-name="T309_17"><text:s/></text:span><text:span text:style-name="T309_18">las</text:span><text:span text:style-name="T309_19"><text:s/></text:span><text:span text:style-name="T309_20">órdenes</text:span><text:span text:style-name="T309_21"><text:s/></text:span><text:span text:style-name="T309_22">de</text:span><text:span text:style-name="T309_23"><text:s/></text:span><text:span text:style-name="T309_24">reparación</text:span></text:p>
          </table:table-cell>
        </table:table-row>
      </table:table>
      <text:p text:style-name="P310"/>
      <text:p text:style-name="P311"/>
      <text:p text:style-name="P312"/>
      <text:p text:style-name="P313"><text:span text:style-name="T313_1">Área</text:span><text:span text:style-name="T313_2"><text:s/></text:span><text:span text:style-name="T313_3">de</text:span><text:span text:style-name="T313_4"><text:s/></text:span><text:span text:style-name="T313_5">Testing</text:span></text:p>
      <text:p text:style-name="P314"/>
      <table:table table:style-name="Table24">
        <table:table-column table:style-name="Column47"/>
        <table:table-column table:style-name="Column48"/>
        <table:table-row table:style-name="Row49">
          <table:table-cell table:style-name="Cell97">
            <text:p text:style-name="P315"><text:span text:style-name="T315_1">MISIONES</text:span></text:p>
          </table:table-cell>
          <table:table-cell table:style-name="Cell98">
            <text:p text:style-name="P316"><text:span text:style-name="T316_1">FUNCIONES</text:span></text:p>
            <text:p text:style-name="P317"/>
          </table:table-cell>
        </table:table-row>
        <table:table-row table:style-name="Row50">
          <table:table-cell table:style-name="Cell99">
            <text:p text:style-name="P318"><text:span text:style-name="T318_1">Gestionar</text:span><text:span text:style-name="T318_2"><text:s/></text:span><text:span text:style-name="T318_3">las</text:span><text:span text:style-name="T318_4"><text:s/></text:span><text:span text:style-name="T318_5">distintas</text:span><text:span text:style-name="T318_6"><text:s/></text:span><text:span text:style-name="T318_7">pruebas</text:span><text:span text:style-name="T318_8"><text:s/></text:span><text:span text:style-name="T318_9">del</text:span><text:span text:style-name="T318_10"><text:s/></text:span><text:span text:style-name="T318_11">sistema</text:span></text:p>
          </table:table-cell>
          <table:table-cell table:style-name="Cell100">
            <text:p text:style-name="P319"><text:span text:style-name="T319_1">-</text:span><text:span text:style-name="T319_2">Estimar</text:span><text:span text:style-name="T319_3"><text:s/></text:span><text:span text:style-name="T319_4">y</text:span><text:span text:style-name="T319_5"><text:s/></text:span><text:span text:style-name="T319_6">planificar</text:span><text:span text:style-name="T319_7"><text:s/></text:span><text:span text:style-name="T319_8">las</text:span><text:span text:style-name="T319_9"><text:s/></text:span><text:span text:style-name="T319_10">pruebas</text:span></text:p>
            <text:p text:style-name="P320"><text:span text:style-name="T320_1">-</text:span><text:span text:style-name="T320_2">Definir</text:span><text:span text:style-name="T320_3"><text:s/></text:span><text:span text:style-name="T320_4">y</text:span><text:span text:style-name="T320_5"><text:s/></text:span><text:span text:style-name="T320_6">ejecutar</text:span><text:span text:style-name="T320_7"><text:s/></text:span><text:span text:style-name="T320_8">un</text:span><text:span text:style-name="T320_9"><text:s/></text:span><text:span text:style-name="T320_10">plan</text:span><text:span text:style-name="T320_11"><text:s/></text:span><text:span text:style-name="T320_12">para</text:span><text:span text:style-name="T320_13"><text:s/></text:span><text:span text:style-name="T320_14">cada</text:span><text:span text:style-name="T320_15"><text:s/></text:span><text:span text:style-name="T320_16">prueba</text:span></text:p>
            <text:p text:style-name="P321"><text:span text:style-name="T321_1">-</text:span><text:span text:style-name="T321_2">Realizar</text:span><text:span text:style-name="T321_3"><text:s/></text:span><text:span text:style-name="T321_4">análisis</text:span><text:span text:style-name="T321_5"><text:s/></text:span><text:span text:style-name="T321_6">y</text:span><text:span text:style-name="T321_7"><text:s/></text:span><text:span text:style-name="T321_8">registrar</text:span><text:span text:style-name="T321_9"><text:s/></text:span><text:span text:style-name="T321_10">estimaciones</text:span></text:p>
            <text:p text:style-name="P322"><text:span text:style-name="T322_1">-</text:span><text:span text:style-name="T322_2">Realizar</text:span><text:span text:style-name="T322_3"><text:s/></text:span><text:span text:style-name="T322_4">pruebas</text:span><text:span text:style-name="T322_5"><text:s/></text:span><text:span text:style-name="T322_6">funcionales</text:span><text:span text:style-name="T322_7"><text:s/></text:span><text:span text:style-name="T322_8">y</text:span><text:span text:style-name="T322_9"><text:s/></text:span><text:span text:style-name="T322_10">de</text:span><text:span text:style-name="T322_11"><text:s/></text:span><text:span text:style-name="T322_12">integración</text:span></text:p>
            <text:p text:style-name="P323"><text:span text:style-name="T323_1">-</text:span><text:span text:style-name="T323_2">Documentar</text:span><text:span text:style-name="T323_3"><text:s/></text:span><text:span text:style-name="T323_4">los</text:span><text:span text:style-name="T323_5"><text:s/></text:span><text:span text:style-name="T323_6">casos</text:span><text:span text:style-name="T323_7"><text:s/></text:span><text:span text:style-name="T323_8">de</text:span><text:span text:style-name="T323_9"><text:s/></text:span><text:span text:style-name="T323_10">prueba</text:span></text:p>
          </table:table-cell>
        </table:table-row>
        <table:table-row table:style-name="Row51">
          <table:table-cell table:style-name="Cell101">
            <text:p text:style-name="P324"><text:span text:style-name="T324_1">Realizar</text:span><text:span text:style-name="T324_2"><text:s/></text:span><text:span text:style-name="T324_3">reportes</text:span><text:span text:style-name="T324_4"><text:s/></text:span><text:span text:style-name="T324_5">sobre</text:span><text:span text:style-name="T324_6"><text:s/></text:span><text:span text:style-name="T324_7">el</text:span><text:span text:style-name="T324_8"><text:s/></text:span><text:span text:style-name="T324_9">estado</text:span><text:span text:style-name="T324_10"><text:s/></text:span><text:span text:style-name="T324_11">de</text:span><text:span text:style-name="T324_12"><text:s/></text:span><text:span text:style-name="T324_13">las</text:span><text:span text:style-name="T324_14"><text:s/></text:span><text:span text:style-name="T324_15">pruebas</text:span></text:p>
          </table:table-cell>
          <table:table-cell table:style-name="Cell102">
            <text:p text:style-name="P325"><text:span text:style-name="T325_1">-</text:span><text:span text:style-name="T325_2">Asegurar</text:span><text:span text:style-name="T325_3"><text:s/></text:span><text:span text:style-name="T325_4">la</text:span><text:span text:style-name="T325_5"><text:s/></text:span><text:span text:style-name="T325_6">conformidad</text:span><text:span text:style-name="T325_7"><text:s/></text:span><text:span text:style-name="T325_8">de</text:span><text:span text:style-name="T325_9"><text:s/></text:span><text:span text:style-name="T325_10">los</text:span><text:span text:style-name="T325_11"><text:s/></text:span><text:span text:style-name="T325_12">datos</text:span><text:span text:style-name="T325_13"><text:s/></text:span><text:span text:style-name="T325_14">entregados</text:span></text:p>
            <text:p text:style-name="P326"><text:span text:style-name="T326_1">-</text:span><text:span text:style-name="T326_2">Reportar</text:span><text:span text:style-name="T326_3"><text:s/></text:span><text:span text:style-name="T326_4">defectos</text:span><text:span text:style-name="T326_5"><text:s/></text:span><text:span text:style-name="T326_6">de</text:span><text:span text:style-name="T326_7"><text:s/></text:span><text:span text:style-name="T326_8">los</text:span><text:span text:style-name="T326_9"><text:s/></text:span><text:span text:style-name="T326_10">dispositivos</text:span><text:span text:style-name="T326_11"><text:s/></text:span><text:span text:style-name="T326_12">a</text:span><text:span text:style-name="T326_13"><text:s/></text:span><text:span text:style-name="T326_14">su</text:span><text:span text:style-name="T326_15"><text:s/></text:span><text:span text:style-name="T326_16">correspondiente</text:span><text:span text:style-name="T326_17"><text:s/></text:span><text:span text:style-name="T326_18">área</text:span><text:span text:style-name="T326_19"><text:s/></text:span><text:span text:style-name="T326_20">de</text:span><text:span text:style-name="T326_21"><text:s/></text:span><text:span text:style-name="T326_22">desarrollo</text:span></text:p>
            <text:p text:style-name="P327"><text:span text:style-name="T327_1">-</text:span><text:span text:style-name="T327_2">Preparar</text:span><text:span text:style-name="T327_3"><text:s/></text:span><text:span text:style-name="T327_4">informes</text:span><text:span text:style-name="T327_5"><text:s/></text:span><text:span text:style-name="T327_6">de</text:span><text:span text:style-name="T327_7"><text:s/></text:span><text:span text:style-name="T327_8">avances</text:span><text:span text:style-name="T327_9"><text:s/></text:span><text:span text:style-name="T327_10">periódicos</text:span></text:p>
          </table:table-cell>
        </table:table-row>
      </table:table>
      <text:p text:style-name="P328"/>
      <text:p text:style-name="P329"/>
      <text:p text:style-name="P330"/>
      <table:table table:style-name="Table25">
        <table:table-column table:style-name="Column49"/>
        <table:table-column table:style-name="Column50"/>
        <table:table-row table:style-name="Row52">
          <table:table-cell table:style-name="Cell103">
            <text:p text:style-name="P331"><text:span text:style-name="T331_1">MISIONES</text:span></text:p>
          </table:table-cell>
          <table:table-cell table:style-name="Cell104">
            <text:p text:style-name="P332"><text:span text:style-name="T332_1">FUNCIONES</text:span></text:p>
          </table:table-cell>
        </table:table-row>
        <table:table-row table:style-name="Row53">
          <table:table-cell table:style-name="Cell105">
            <text:p text:style-name="P333"/>
          </table:table-cell>
          <table:table-cell table:style-name="Cell106">
            <text:p text:style-name="P334"/>
          </table:table-cell>
        </table:table-row>
      </table:table>
      <text:p text:style-name="P335"/>
      <text:p text:style-name="P33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